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18" table:default-cell-style-name="Default"/>
        <table:table-row table:style-name="ro1">
          <table:table-cell table:formula="of:=SUM([.C1];[.G1];[.J1];[.M1])" office:value-type="float" office:value="25754.1666666667">
            <text:p>25754,1666666667</text:p>
          </table:table-cell>
          <table:table-cell/>
          <table:table-cell table:formula="of:=SUM([.D1]*[.$D$1];[.E1]*[.$E$1];[.F1]*[.$F$1] )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H1]*[.$H$1];[.I1]*[.$I$1] )*[.O1]" office:value-type="float" office:value="25729.1666666667">
            <text:p>25729,166666666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SUM([.K1]*[.$K$1];[.L1]*[.$L$1] 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N1]*[.$N$1]"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SUM([.P1]*[.$P$1];[.Q1]*[.$Q$1];[.R1]*[.$R$1];[.S1]*[.$S$1];[.T1]*[.$T$1] )/24*2" office:value-type="float" office:value="395.833333333333">
            <text:p>395,8333333333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3"/>
          <table:table-cell office:value-type="string">
            <text:p>Modif</text:p>
          </table:table-cell>
          <table:table-cell table:number-columns-repeated="3"/>
          <table:table-cell office:value-type="string">
            <text:p>Attaque</text:p>
          </table:table-cell>
          <table:table-cell table:number-columns-repeated="2"/>
          <table:table-cell office:value-type="string">
            <text:p>Contre</text:p>
          </table:table-cell>
          <table:table-cell table:number-columns-repeated="2"/>
          <table:table-cell office:value-type="string">
            <text:p>Mouvement</text:p>
          </table:table-cell>
          <table:table-cell/>
          <table:table-cell office:value-type="string">
            <text:p>Zone</text:p>
          </table:table-cell>
          <table:table-cell table:number-columns-repeated="4"/>
        </table:table-row>
        <table:table-row table:style-name="ro1">
          <table:table-cell office:value-type="string">
            <text:p>TOTAL</text:p>
          </table:table-cell>
          <table:table-cell office:value-type="string">
            <text:p>Name</text:p>
          </table:table-cell>
          <table:table-cell/>
          <table:table-cell office:value-type="string">
            <text:p>Mana</text:p>
          </table:table-cell>
          <table:table-cell office:value-type="string">
            <text:p>PV</text:p>
          </table:table-cell>
          <table:table-cell office:value-type="string">
            <text:p>DEF</text:p>
          </table:table-cell>
          <table:table-cell/>
          <table:table-cell office:value-type="string">
            <text:p>PV</text:p>
          </table:table-cell>
          <table:table-cell office:value-type="string">
            <text:p>Mana</text:p>
          </table:table-cell>
          <table:table-cell/>
          <table:table-cell office:value-type="string">
            <text:p>PV</text:p>
          </table:table-cell>
          <table:table-cell office:value-type="string">
            <text:p>Mana</text:p>
          </table:table-cell>
          <table:table-cell/>
          <table:table-cell office:value-type="string">
            <text:p>MVT</text:p>
          </table:table-cell>
          <table:table-cell/>
          <table:table-cell office:value-type="string">
            <text:p>Proche</text:p>
          </table:table-cell>
          <table:table-cell office:value-type="string">
            <text:p>Proche Diag</text:p>
          </table:table-cell>
          <table:table-cell office:value-type="string">
            <text:p>loin</text:p>
          </table:table-cell>
          <table:table-cell office:value-type="string">
            <text:p>Loin med</text:p>
          </table:table-cell>
          <table:table-cell office:value-type="string">
            <text:p>Loin diag</text:p>
          </table:table-cell>
        </table:table-row>
        <table:table-row table:style-name="ro1">
          <table:table-cell table:formula="of:=SUM([.C4];[.G4];[.J4];[.M4])" office:value-type="float" office:value="4">
            <text:p>4</text:p>
          </table:table-cell>
          <table:table-cell office:value-type="string">
            <text:p>Mouvement 1</text:p>
          </table:table-cell>
          <table:table-cell table:formula="of:=SUM([.D4]*[.$D$1];[.E4]*[.$E$1];[.F4]*[.$F$1] 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H4]*[.$H$1];[.I4]*[.$I$1] )*[.O4]" office:value-type="float" office:value="0">
            <text:p>0</text:p>
          </table:table-cell>
          <table:table-cell table:number-columns-repeated="2"/>
          <table:table-cell table:formula="of:=SUM([.K4]*[.$K$1];[.L4]*[.$L$1] )" office:value-type="float" office:value="0">
            <text:p>0</text:p>
          </table:table-cell>
          <table:table-cell table:number-columns-repeated="2"/>
          <table:table-cell table:formula="of:=[.N4]*[.$N$1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P4]*[.$P$1];[.Q4]*[.$Q$1];[.R4]*[.$R$1];[.S4]*[.$S$1];[.T4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5];[.G5];[.J5];[.M5])" office:value-type="float" office:value="5">
            <text:p>5</text:p>
          </table:table-cell>
          <table:table-cell office:value-type="string">
            <text:p>Mouvement 2</text:p>
          </table:table-cell>
          <table:table-cell table:formula="of:=SUM([.D5]*[.$D$1];[.E5]*[.$E$1];[.F5]*[.$F$1] )" office:value-type="float" office:value="-1">
            <text:p>-1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f:=SUM([.H5]*[.$H$1];[.I5]*[.$I$1] )*[.O5]" office:value-type="float" office:value="0">
            <text:p>0</text:p>
          </table:table-cell>
          <table:table-cell table:number-columns-repeated="2"/>
          <table:table-cell table:formula="of:=SUM([.K5]*[.$K$1];[.L5]*[.$L$1] )" office:value-type="float" office:value="0">
            <text:p>0</text:p>
          </table:table-cell>
          <table:table-cell table:number-columns-repeated="2"/>
          <table:table-cell table:formula="of:=[.N5]*[.$N$1]"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SUM([.P5]*[.$P$1];[.Q5]*[.$Q$1];[.R5]*[.$R$1];[.S5]*[.$S$1];[.T5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6];[.G6];[.J6];[.M6])" office:value-type="float" office:value="4">
            <text:p>4</text:p>
          </table:table-cell>
          <table:table-cell office:value-type="string">
            <text:p>Protection Full</text:p>
          </table:table-cell>
          <table:table-cell table:formula="of:=SUM([.D6]*[.$D$1];[.E6]*[.$E$1];[.F6]*[.$F$1] )" office:value-type="float" office:value="4">
            <text:p>4</text:p>
          </table:table-cell>
          <table:table-cell office:value-type="float" office:value="-1">
            <text:p>-1</text:p>
          </table:table-cell>
          <table:table-cell/>
          <table:table-cell office:value-type="float" office:value="5">
            <text:p>5</text:p>
          </table:table-cell>
          <table:table-cell table:formula="of:=SUM([.H6]*[.$H$1];[.I6]*[.$I$1] )*[.O6]" office:value-type="float" office:value="0">
            <text:p>0</text:p>
          </table:table-cell>
          <table:table-cell table:number-columns-repeated="2"/>
          <table:table-cell table:formula="of:=SUM([.K6]*[.$K$1];[.L6]*[.$L$1] )" office:value-type="float" office:value="0">
            <text:p>0</text:p>
          </table:table-cell>
          <table:table-cell table:number-columns-repeated="2"/>
          <table:table-cell table:formula="of:=[.N6]*[.$N$1]" office:value-type="float" office:value="0">
            <text:p>0</text:p>
          </table:table-cell>
          <table:table-cell/>
          <table:table-cell table:formula="of:=SUM([.P6]*[.$P$1];[.Q6]*[.$Q$1];[.R6]*[.$R$1];[.S6]*[.$S$1];[.T6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7];[.G7];[.J7];[.M7])" office:value-type="float" office:value="4">
            <text:p>4</text:p>
          </table:table-cell>
          <table:table-cell office:value-type="string">
            <text:p>Regen</text:p>
          </table:table-cell>
          <table:table-cell table:formula="of:=SUM([.D7]*[.$D$1];[.E7]*[.$E$1];[.F7]*[.$F$1] )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SUM([.H7]*[.$H$1];[.I7]*[.$I$1] )*[.O7]" office:value-type="float" office:value="0">
            <text:p>0</text:p>
          </table:table-cell>
          <table:table-cell table:number-columns-repeated="2"/>
          <table:table-cell table:formula="of:=SUM([.K7]*[.$K$1];[.L7]*[.$L$1] )" office:value-type="float" office:value="0">
            <text:p>0</text:p>
          </table:table-cell>
          <table:table-cell table:number-columns-repeated="2"/>
          <table:table-cell table:formula="of:=[.N7]*[.$N$1]" office:value-type="float" office:value="0">
            <text:p>0</text:p>
          </table:table-cell>
          <table:table-cell/>
          <table:table-cell table:formula="of:=SUM([.P7]*[.$P$1];[.Q7]*[.$Q$1];[.R7]*[.$R$1];[.S7]*[.$S$1];[.T7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8];[.G8];[.J8];[.M8])" office:value-type="float" office:value="3">
            <text:p>3</text:p>
          </table:table-cell>
          <table:table-cell office:value-type="string">
            <text:p>Attaque globale</text:p>
          </table:table-cell>
          <table:table-cell table:formula="of:=SUM([.D8]*[.$D$1];[.E8]*[.$E$1];[.F8]*[.$F$1] )" office:value-type="float" office:value="-3">
            <text:p>-3</text:p>
          </table:table-cell>
          <table:table-cell office:value-type="float" office:value="-3">
            <text:p>-3</text:p>
          </table:table-cell>
          <table:table-cell table:number-columns-repeated="2"/>
          <table:table-cell table:formula="of:=SUM([.H8]*[.$H$1];[.I8]*[.$I$1] )*[.O8]"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table:formula="of:=SUM([.K8]*[.$K$1];[.L8]*[.$L$1] )" office:value-type="float" office:value="0">
            <text:p>0</text:p>
          </table:table-cell>
          <table:table-cell table:number-columns-repeated="2"/>
          <table:table-cell table:formula="of:=[.N8]*[.$N$1]" office:value-type="float" office:value="0">
            <text:p>0</text:p>
          </table:table-cell>
          <table:table-cell/>
          <table:table-cell table:formula="of:=SUM([.P8]*[.$P$1];[.Q8]*[.$Q$1];[.R8]*[.$R$1];[.S8]*[.$S$1];[.T8]*[.$T$1] )/240" office:value-type="float" office:value="0.75">
            <text:p>0,75</text:p>
          </table:table-cell>
          <table:table-cell table:number-columns-repeated="2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formula="of:=SUM([.C9];[.G9];[.J9];[.M9])" office:value-type="float" office:value="5">
            <text:p>5</text:p>
          </table:table-cell>
          <table:table-cell/>
          <table:table-cell table:formula="of:=SUM([.D9]*[.$D$1];[.E9]*[.$E$1];[.F9]*[.$F$1] )" office:value-type="float" office:value="-5">
            <text:p>-5</text:p>
          </table:table-cell>
          <table:table-cell office:value-type="float" office:value="-5">
            <text:p>-5</text:p>
          </table:table-cell>
          <table:table-cell table:number-columns-repeated="2"/>
          <table:table-cell table:formula="of:=SUM([.H9]*[.$H$1];[.I9]*[.$I$1] )*[.O9]"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table:formula="of:=SUM([.K9]*[.$K$1];[.L9]*[.$L$1] )" office:value-type="float" office:value="0">
            <text:p>0</text:p>
          </table:table-cell>
          <table:table-cell table:number-columns-repeated="2"/>
          <table:table-cell table:formula="of:=[.N9]*[.$N$1]" office:value-type="float" office:value="0">
            <text:p>0</text:p>
          </table:table-cell>
          <table:table-cell/>
          <table:table-cell table:formula="of:=SUM([.P9]*[.$P$1];[.Q9]*[.$Q$1];[.R9]*[.$R$1];[.S9]*[.$S$1];[.T9]*[.$T$1] )/240" office:value-type="float" office:value="1.25">
            <text:p>1,25</text:p>
          </table:table-cell>
          <table:table-cell table:number-columns-repeated="3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formula="of:=SUM([.C10];[.G10];[.J10];[.M10])" office:value-type="float" office:value="2.33333333333333">
            <text:p>2,3333333333</text:p>
          </table:table-cell>
          <table:table-cell office:value-type="string">
            <text:p>attaque croix</text:p>
          </table:table-cell>
          <table:table-cell table:formula="of:=SUM([.D10]*[.$D$1];[.E10]*[.$E$1];[.F10]*[.$F$1] )" office:value-type="float" office:value="-3">
            <text:p>-3</text:p>
          </table:table-cell>
          <table:table-cell office:value-type="float" office:value="-3">
            <text:p>-3</text:p>
          </table:table-cell>
          <table:table-cell table:number-columns-repeated="2"/>
          <table:table-cell table:formula="of:=SUM([.H10]*[.$H$1];[.I10]*[.$I$1] )*[.O10]" office:value-type="float" office:value="5.33333333333333">
            <text:p>5,3333333333</text:p>
          </table:table-cell>
          <table:table-cell office:value-type="float" office:value="2">
            <text:p>2</text:p>
          </table:table-cell>
          <table:table-cell/>
          <table:table-cell table:formula="of:=SUM([.K10]*[.$K$1];[.L10]*[.$L$1] )" office:value-type="float" office:value="0">
            <text:p>0</text:p>
          </table:table-cell>
          <table:table-cell table:number-columns-repeated="2"/>
          <table:table-cell table:formula="of:=[.N10]*[.$N$1]" office:value-type="float" office:value="0">
            <text:p>0</text:p>
          </table:table-cell>
          <table:table-cell/>
          <table:table-cell table:formula="of:=SUM([.P10]*[.$P$1];[.Q10]*[.$Q$1];[.R10]*[.$R$1];[.S10]*[.$S$1];[.T10]*[.$T$1] )/240" office:value-type="float" office:value="0.333333333333333">
            <text:p>0,333333333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SUM([.C11];[.G11];[.J11];[.M11])" office:value-type="float" office:value="3.66666666666667">
            <text:p>3,6666666667</text:p>
          </table:table-cell>
          <table:table-cell/>
          <table:table-cell table:formula="of:=SUM([.D11]*[.$D$1];[.E11]*[.$E$1];[.F11]*[.$F$1] )" office:value-type="float" office:value="-3">
            <text:p>-3</text:p>
          </table:table-cell>
          <table:table-cell office:value-type="float" office:value="-3">
            <text:p>-3</text:p>
          </table:table-cell>
          <table:table-cell table:number-columns-repeated="2"/>
          <table:table-cell table:formula="of:=SUM([.H11]*[.$H$1];[.I11]*[.$I$1] )*[.O11]" office:value-type="float" office:value="6.66666666666667">
            <text:p>6,6666666667</text:p>
          </table:table-cell>
          <table:table-cell office:value-type="float" office:value="2">
            <text:p>2</text:p>
          </table:table-cell>
          <table:table-cell/>
          <table:table-cell table:formula="of:=SUM([.K11]*[.$K$1];[.L11]*[.$L$1] )" office:value-type="float" office:value="0">
            <text:p>0</text:p>
          </table:table-cell>
          <table:table-cell table:number-columns-repeated="2"/>
          <table:table-cell table:formula="of:=[.N11]*[.$N$1]" office:value-type="float" office:value="0">
            <text:p>0</text:p>
          </table:table-cell>
          <table:table-cell/>
          <table:table-cell table:formula="of:=SUM([.P11]*[.$P$1];[.Q11]*[.$Q$1];[.R11]*[.$R$1];[.S11]*[.$S$1];[.T11]*[.$T$1] )/240" office:value-type="float" office:value="0.416666666666667">
            <text:p>0,4166666667</text:p>
          </table:table-cell>
          <table:table-cell/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formula="of:=SUM([.C12];[.G12];[.J12];[.M12])" office:value-type="float" office:value="3.33333333333333">
            <text:p>3,3333333333</text:p>
          </table:table-cell>
          <table:table-cell office:value-type="string">
            <text:p>attaque précise</text:p>
          </table:table-cell>
          <table:table-cell table:formula="of:=SUM([.D12]*[.$D$1];[.E12]*[.$E$1];[.F12]*[.$F$1] )" office:value-type="float" office:value="-2">
            <text:p>-2</text:p>
          </table:table-cell>
          <table:table-cell office:value-type="float" office:value="-2">
            <text:p>-2</text:p>
          </table:table-cell>
          <table:table-cell table:number-columns-repeated="2"/>
          <table:table-cell table:formula="of:=SUM([.H12]*[.$H$1];[.I12]*[.$I$1] )*[.O12]" office:value-type="float" office:value="5.33333333333333">
            <text:p>5,3333333333</text:p>
          </table:table-cell>
          <table:table-cell office:value-type="float" office:value="4">
            <text:p>4</text:p>
          </table:table-cell>
          <table:table-cell/>
          <table:table-cell table:formula="of:=SUM([.K12]*[.$K$1];[.L12]*[.$L$1] )" office:value-type="float" office:value="0">
            <text:p>0</text:p>
          </table:table-cell>
          <table:table-cell table:number-columns-repeated="2"/>
          <table:table-cell table:formula="of:=[.N12]*[.$N$1]" office:value-type="float" office:value="0">
            <text:p>0</text:p>
          </table:table-cell>
          <table:table-cell/>
          <table:table-cell table:formula="of:=SUM([.P12]*[.$P$1];[.Q12]*[.$Q$1];[.R12]*[.$R$1];[.S12]*[.$S$1];[.T12]*[.$T$1] )/240" office:value-type="float" office:value="0.166666666666667">
            <text:p>0,1666666667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SUM([.C13];[.G13];[.J13];[.M13])" office:value-type="float" office:value="4">
            <text:p>4</text:p>
          </table:table-cell>
          <table:table-cell/>
          <table:table-cell table:formula="of:=SUM([.D13]*[.$D$1];[.E13]*[.$E$1];[.F13]*[.$F$1] )" office:value-type="float" office:value="-3">
            <text:p>-3</text:p>
          </table:table-cell>
          <table:table-cell office:value-type="float" office:value="-3">
            <text:p>-3</text:p>
          </table:table-cell>
          <table:table-cell table:number-columns-repeated="2"/>
          <table:table-cell table:formula="of:=SUM([.H13]*[.$H$1];[.I13]*[.$I$1] )*[.O13]"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K13]*[.$K$1];[.L13]*[.$L$1] )" office:value-type="float" office:value="0">
            <text:p>0</text:p>
          </table:table-cell>
          <table:table-cell table:number-columns-repeated="2"/>
          <table:table-cell table:formula="of:=[.N13]*[.$N$1]" office:value-type="float" office:value="0">
            <text:p>0</text:p>
          </table:table-cell>
          <table:table-cell/>
          <table:table-cell table:formula="of:=SUM([.P13]*[.$P$1];[.Q13]*[.$Q$1];[.R13]*[.$R$1];[.S13]*[.$S$1];[.T13]*[.$T$1] )/240" office:value-type="float" office:value="0.291666666666667">
            <text:p>0,29166666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SUM([.C14];[.G14];[.J14];[.M14])" office:value-type="float" office:value="0">
            <text:p>0</text:p>
          </table:table-cell>
          <table:table-cell/>
          <table:table-cell table:formula="of:=SUM([.D14]*[.$D$1];[.E14]*[.$E$1];[.F14]*[.$F$1] )" office:value-type="float" office:value="0">
            <text:p>0</text:p>
          </table:table-cell>
          <table:table-cell table:number-columns-repeated="3"/>
          <table:table-cell table:formula="of:=SUM([.H14]*[.$H$1];[.I14]*[.$I$1] )*[.O14]" office:value-type="float" office:value="0">
            <text:p>0</text:p>
          </table:table-cell>
          <table:table-cell table:number-columns-repeated="2"/>
          <table:table-cell table:formula="of:=SUM([.K14]*[.$K$1];[.L14]*[.$L$1] )" office:value-type="float" office:value="0">
            <text:p>0</text:p>
          </table:table-cell>
          <table:table-cell table:number-columns-repeated="2"/>
          <table:table-cell table:formula="of:=[.N14]*[.$N$1]" office:value-type="float" office:value="0">
            <text:p>0</text:p>
          </table:table-cell>
          <table:table-cell/>
          <table:table-cell table:formula="of:=SUM([.P14]*[.$P$1];[.Q14]*[.$Q$1];[.R14]*[.$R$1];[.S14]*[.$S$1];[.T14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15];[.G15];[.J15];[.M15])" office:value-type="float" office:value="0">
            <text:p>0</text:p>
          </table:table-cell>
          <table:table-cell/>
          <table:table-cell table:formula="of:=SUM([.D15]*[.$D$1];[.E15]*[.$E$1];[.F15]*[.$F$1] )" office:value-type="float" office:value="0">
            <text:p>0</text:p>
          </table:table-cell>
          <table:table-cell table:number-columns-repeated="3"/>
          <table:table-cell table:formula="of:=SUM([.H15]*[.$H$1];[.I15]*[.$I$1] )*[.O15]" office:value-type="float" office:value="0">
            <text:p>0</text:p>
          </table:table-cell>
          <table:table-cell table:number-columns-repeated="2"/>
          <table:table-cell table:formula="of:=SUM([.K15]*[.$K$1];[.L15]*[.$L$1] )" office:value-type="float" office:value="0">
            <text:p>0</text:p>
          </table:table-cell>
          <table:table-cell table:number-columns-repeated="2"/>
          <table:table-cell table:formula="of:=[.N15]*[.$N$1]" office:value-type="float" office:value="0">
            <text:p>0</text:p>
          </table:table-cell>
          <table:table-cell/>
          <table:table-cell table:formula="of:=SUM([.P15]*[.$P$1];[.Q15]*[.$Q$1];[.R15]*[.$R$1];[.S15]*[.$S$1];[.T15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16];[.G16];[.J16];[.M16])" office:value-type="float" office:value="0">
            <text:p>0</text:p>
          </table:table-cell>
          <table:table-cell/>
          <table:table-cell table:formula="of:=SUM([.D16]*[.$D$1];[.E16]*[.$E$1];[.F16]*[.$F$1] )" office:value-type="float" office:value="0">
            <text:p>0</text:p>
          </table:table-cell>
          <table:table-cell table:number-columns-repeated="3"/>
          <table:table-cell table:formula="of:=SUM([.H16]*[.$H$1];[.I16]*[.$I$1] )*[.O16]" office:value-type="float" office:value="0">
            <text:p>0</text:p>
          </table:table-cell>
          <table:table-cell table:number-columns-repeated="2"/>
          <table:table-cell table:formula="of:=SUM([.K16]*[.$K$1];[.L16]*[.$L$1] )" office:value-type="float" office:value="0">
            <text:p>0</text:p>
          </table:table-cell>
          <table:table-cell table:number-columns-repeated="2"/>
          <table:table-cell table:formula="of:=[.N16]*[.$N$1]" office:value-type="float" office:value="0">
            <text:p>0</text:p>
          </table:table-cell>
          <table:table-cell/>
          <table:table-cell table:formula="of:=SUM([.P16]*[.$P$1];[.Q16]*[.$Q$1];[.R16]*[.$R$1];[.S16]*[.$S$1];[.T16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17];[.G17];[.J17];[.M17])" office:value-type="float" office:value="0">
            <text:p>0</text:p>
          </table:table-cell>
          <table:table-cell/>
          <table:table-cell table:formula="of:=SUM([.D17]*[.$D$1];[.E17]*[.$E$1];[.F17]*[.$F$1] )" office:value-type="float" office:value="0">
            <text:p>0</text:p>
          </table:table-cell>
          <table:table-cell table:number-columns-repeated="3"/>
          <table:table-cell table:formula="of:=SUM([.H17]*[.$H$1];[.I17]*[.$I$1] )*[.O17]" office:value-type="float" office:value="0">
            <text:p>0</text:p>
          </table:table-cell>
          <table:table-cell table:number-columns-repeated="2"/>
          <table:table-cell table:formula="of:=SUM([.K17]*[.$K$1];[.L17]*[.$L$1] )" office:value-type="float" office:value="0">
            <text:p>0</text:p>
          </table:table-cell>
          <table:table-cell table:number-columns-repeated="2"/>
          <table:table-cell table:formula="of:=[.N17]*[.$N$1]" office:value-type="float" office:value="0">
            <text:p>0</text:p>
          </table:table-cell>
          <table:table-cell/>
          <table:table-cell table:formula="of:=SUM([.P17]*[.$P$1];[.Q17]*[.$Q$1];[.R17]*[.$R$1];[.S17]*[.$S$1];[.T17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18];[.G18];[.J18];[.M18])" office:value-type="float" office:value="0">
            <text:p>0</text:p>
          </table:table-cell>
          <table:table-cell/>
          <table:table-cell table:formula="of:=SUM([.D18]*[.$D$1];[.E18]*[.$E$1];[.F18]*[.$F$1] )" office:value-type="float" office:value="0">
            <text:p>0</text:p>
          </table:table-cell>
          <table:table-cell table:number-columns-repeated="3"/>
          <table:table-cell table:formula="of:=SUM([.H18]*[.$H$1];[.I18]*[.$I$1] )*[.O18]" office:value-type="float" office:value="0">
            <text:p>0</text:p>
          </table:table-cell>
          <table:table-cell table:number-columns-repeated="2"/>
          <table:table-cell table:formula="of:=SUM([.K18]*[.$K$1];[.L18]*[.$L$1] )" office:value-type="float" office:value="0">
            <text:p>0</text:p>
          </table:table-cell>
          <table:table-cell table:number-columns-repeated="2"/>
          <table:table-cell table:formula="of:=[.N18]*[.$N$1]" office:value-type="float" office:value="0">
            <text:p>0</text:p>
          </table:table-cell>
          <table:table-cell/>
          <table:table-cell table:formula="of:=SUM([.P18]*[.$P$1];[.Q18]*[.$Q$1];[.R18]*[.$R$1];[.S18]*[.$S$1];[.T18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19];[.G19];[.J19];[.M19])" office:value-type="float" office:value="0">
            <text:p>0</text:p>
          </table:table-cell>
          <table:table-cell/>
          <table:table-cell table:formula="of:=SUM([.D19]*[.$D$1];[.E19]*[.$E$1];[.F19]*[.$F$1] )" office:value-type="float" office:value="0">
            <text:p>0</text:p>
          </table:table-cell>
          <table:table-cell table:number-columns-repeated="3"/>
          <table:table-cell table:formula="of:=SUM([.H19]*[.$H$1];[.I19]*[.$I$1] )*[.O19]" office:value-type="float" office:value="0">
            <text:p>0</text:p>
          </table:table-cell>
          <table:table-cell table:number-columns-repeated="2"/>
          <table:table-cell table:formula="of:=SUM([.K19]*[.$K$1];[.L19]*[.$L$1] )" office:value-type="float" office:value="0">
            <text:p>0</text:p>
          </table:table-cell>
          <table:table-cell table:number-columns-repeated="2"/>
          <table:table-cell table:formula="of:=[.N19]*[.$N$1]" office:value-type="float" office:value="0">
            <text:p>0</text:p>
          </table:table-cell>
          <table:table-cell/>
          <table:table-cell table:formula="of:=SUM([.P19]*[.$P$1];[.Q19]*[.$Q$1];[.R19]*[.$R$1];[.S19]*[.$S$1];[.T19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20];[.G20];[.J20];[.M20])" office:value-type="float" office:value="0">
            <text:p>0</text:p>
          </table:table-cell>
          <table:table-cell/>
          <table:table-cell table:formula="of:=SUM([.D20]*[.$D$1];[.E20]*[.$E$1];[.F20]*[.$F$1] )" office:value-type="float" office:value="0">
            <text:p>0</text:p>
          </table:table-cell>
          <table:table-cell table:number-columns-repeated="3"/>
          <table:table-cell table:formula="of:=SUM([.H20]*[.$H$1];[.I20]*[.$I$1] )*[.O20]" office:value-type="float" office:value="0">
            <text:p>0</text:p>
          </table:table-cell>
          <table:table-cell table:number-columns-repeated="2"/>
          <table:table-cell table:formula="of:=SUM([.K20]*[.$K$1];[.L20]*[.$L$1] )" office:value-type="float" office:value="0">
            <text:p>0</text:p>
          </table:table-cell>
          <table:table-cell table:number-columns-repeated="2"/>
          <table:table-cell table:formula="of:=[.N20]*[.$N$1]" office:value-type="float" office:value="0">
            <text:p>0</text:p>
          </table:table-cell>
          <table:table-cell/>
          <table:table-cell table:formula="of:=SUM([.P20]*[.$P$1];[.Q20]*[.$Q$1];[.R20]*[.$R$1];[.S20]*[.$S$1];[.T20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21];[.G21];[.J21];[.M21])" office:value-type="float" office:value="0">
            <text:p>0</text:p>
          </table:table-cell>
          <table:table-cell/>
          <table:table-cell table:formula="of:=SUM([.D21]*[.$D$1];[.E21]*[.$E$1];[.F21]*[.$F$1] )" office:value-type="float" office:value="0">
            <text:p>0</text:p>
          </table:table-cell>
          <table:table-cell table:number-columns-repeated="3"/>
          <table:table-cell table:formula="of:=SUM([.H21]*[.$H$1];[.I21]*[.$I$1] )*[.O21]" office:value-type="float" office:value="0">
            <text:p>0</text:p>
          </table:table-cell>
          <table:table-cell table:number-columns-repeated="2"/>
          <table:table-cell table:formula="of:=SUM([.K21]*[.$K$1];[.L21]*[.$L$1] )" office:value-type="float" office:value="0">
            <text:p>0</text:p>
          </table:table-cell>
          <table:table-cell table:number-columns-repeated="2"/>
          <table:table-cell table:formula="of:=[.N21]*[.$N$1]" office:value-type="float" office:value="0">
            <text:p>0</text:p>
          </table:table-cell>
          <table:table-cell/>
          <table:table-cell table:formula="of:=SUM([.P21]*[.$P$1];[.Q21]*[.$Q$1];[.R21]*[.$R$1];[.S21]*[.$S$1];[.T21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22];[.G22];[.J22];[.M22])" office:value-type="float" office:value="0">
            <text:p>0</text:p>
          </table:table-cell>
          <table:table-cell/>
          <table:table-cell table:formula="of:=SUM([.D22]*[.$D$1];[.E22]*[.$E$1];[.F22]*[.$F$1] )" office:value-type="float" office:value="0">
            <text:p>0</text:p>
          </table:table-cell>
          <table:table-cell table:number-columns-repeated="3"/>
          <table:table-cell table:formula="of:=SUM([.H22]*[.$H$1];[.I22]*[.$I$1] )*[.O22]" office:value-type="float" office:value="0">
            <text:p>0</text:p>
          </table:table-cell>
          <table:table-cell table:number-columns-repeated="2"/>
          <table:table-cell table:formula="of:=SUM([.K22]*[.$K$1];[.L22]*[.$L$1] )" office:value-type="float" office:value="0">
            <text:p>0</text:p>
          </table:table-cell>
          <table:table-cell table:number-columns-repeated="2"/>
          <table:table-cell table:formula="of:=[.N22]*[.$N$1]" office:value-type="float" office:value="0">
            <text:p>0</text:p>
          </table:table-cell>
          <table:table-cell/>
          <table:table-cell table:formula="of:=SUM([.P22]*[.$P$1];[.Q22]*[.$Q$1];[.R22]*[.$R$1];[.S22]*[.$S$1];[.T22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23];[.G23];[.J23];[.M23])" office:value-type="float" office:value="0">
            <text:p>0</text:p>
          </table:table-cell>
          <table:table-cell/>
          <table:table-cell table:formula="of:=SUM([.D23]*[.$D$1];[.E23]*[.$E$1];[.F23]*[.$F$1] )" office:value-type="float" office:value="0">
            <text:p>0</text:p>
          </table:table-cell>
          <table:table-cell table:number-columns-repeated="3"/>
          <table:table-cell table:formula="of:=SUM([.H23]*[.$H$1];[.I23]*[.$I$1] )*[.O23]" office:value-type="float" office:value="0">
            <text:p>0</text:p>
          </table:table-cell>
          <table:table-cell table:number-columns-repeated="2"/>
          <table:table-cell table:formula="of:=SUM([.K23]*[.$K$1];[.L23]*[.$L$1] )" office:value-type="float" office:value="0">
            <text:p>0</text:p>
          </table:table-cell>
          <table:table-cell table:number-columns-repeated="2"/>
          <table:table-cell table:formula="of:=[.N23]*[.$N$1]" office:value-type="float" office:value="0">
            <text:p>0</text:p>
          </table:table-cell>
          <table:table-cell/>
          <table:table-cell table:formula="of:=SUM([.P23]*[.$P$1];[.Q23]*[.$Q$1];[.R23]*[.$R$1];[.S23]*[.$S$1];[.T23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24];[.G24];[.J24];[.M24])" office:value-type="float" office:value="0">
            <text:p>0</text:p>
          </table:table-cell>
          <table:table-cell/>
          <table:table-cell table:formula="of:=SUM([.D24]*[.$D$1];[.E24]*[.$E$1];[.F24]*[.$F$1] )" office:value-type="float" office:value="0">
            <text:p>0</text:p>
          </table:table-cell>
          <table:table-cell table:number-columns-repeated="3"/>
          <table:table-cell table:formula="of:=SUM([.H24]*[.$H$1];[.I24]*[.$I$1] )*[.O24]" office:value-type="float" office:value="0">
            <text:p>0</text:p>
          </table:table-cell>
          <table:table-cell table:number-columns-repeated="2"/>
          <table:table-cell table:formula="of:=SUM([.K24]*[.$K$1];[.L24]*[.$L$1] )" office:value-type="float" office:value="0">
            <text:p>0</text:p>
          </table:table-cell>
          <table:table-cell table:number-columns-repeated="2"/>
          <table:table-cell table:formula="of:=[.N24]*[.$N$1]" office:value-type="float" office:value="0">
            <text:p>0</text:p>
          </table:table-cell>
          <table:table-cell/>
          <table:table-cell table:formula="of:=SUM([.P24]*[.$P$1];[.Q24]*[.$Q$1];[.R24]*[.$R$1];[.S24]*[.$S$1];[.T24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25];[.G25];[.J25];[.M25])" office:value-type="float" office:value="0">
            <text:p>0</text:p>
          </table:table-cell>
          <table:table-cell/>
          <table:table-cell table:formula="of:=SUM([.D25]*[.$D$1];[.E25]*[.$E$1];[.F25]*[.$F$1] )" office:value-type="float" office:value="0">
            <text:p>0</text:p>
          </table:table-cell>
          <table:table-cell table:number-columns-repeated="3"/>
          <table:table-cell table:formula="of:=SUM([.H25]*[.$H$1];[.I25]*[.$I$1] )*[.O25]" office:value-type="float" office:value="0">
            <text:p>0</text:p>
          </table:table-cell>
          <table:table-cell table:number-columns-repeated="2"/>
          <table:table-cell table:formula="of:=SUM([.K25]*[.$K$1];[.L25]*[.$L$1] )" office:value-type="float" office:value="0">
            <text:p>0</text:p>
          </table:table-cell>
          <table:table-cell table:number-columns-repeated="2"/>
          <table:table-cell table:formula="of:=[.N25]*[.$N$1]" office:value-type="float" office:value="0">
            <text:p>0</text:p>
          </table:table-cell>
          <table:table-cell/>
          <table:table-cell table:formula="of:=SUM([.P25]*[.$P$1];[.Q25]*[.$Q$1];[.R25]*[.$R$1];[.S25]*[.$S$1];[.T25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26];[.G26];[.J26];[.M26])" office:value-type="float" office:value="0">
            <text:p>0</text:p>
          </table:table-cell>
          <table:table-cell/>
          <table:table-cell table:formula="of:=SUM([.D26]*[.$D$1];[.E26]*[.$E$1];[.F26]*[.$F$1] )" office:value-type="float" office:value="0">
            <text:p>0</text:p>
          </table:table-cell>
          <table:table-cell table:number-columns-repeated="3"/>
          <table:table-cell table:formula="of:=SUM([.H26]*[.$H$1];[.I26]*[.$I$1] )*[.O26]" office:value-type="float" office:value="0">
            <text:p>0</text:p>
          </table:table-cell>
          <table:table-cell table:number-columns-repeated="2"/>
          <table:table-cell table:formula="of:=SUM([.K26]*[.$K$1];[.L26]*[.$L$1] )" office:value-type="float" office:value="0">
            <text:p>0</text:p>
          </table:table-cell>
          <table:table-cell table:number-columns-repeated="2"/>
          <table:table-cell table:formula="of:=[.N26]*[.$N$1]" office:value-type="float" office:value="0">
            <text:p>0</text:p>
          </table:table-cell>
          <table:table-cell/>
          <table:table-cell table:formula="of:=SUM([.P26]*[.$P$1];[.Q26]*[.$Q$1];[.R26]*[.$R$1];[.S26]*[.$S$1];[.T26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27];[.G27];[.J27];[.M27])" office:value-type="float" office:value="0">
            <text:p>0</text:p>
          </table:table-cell>
          <table:table-cell/>
          <table:table-cell table:formula="of:=SUM([.D27]*[.$D$1];[.E27]*[.$E$1];[.F27]*[.$F$1] )" office:value-type="float" office:value="0">
            <text:p>0</text:p>
          </table:table-cell>
          <table:table-cell table:number-columns-repeated="3"/>
          <table:table-cell table:formula="of:=SUM([.H27]*[.$H$1];[.I27]*[.$I$1] )*[.O27]" office:value-type="float" office:value="0">
            <text:p>0</text:p>
          </table:table-cell>
          <table:table-cell table:number-columns-repeated="2"/>
          <table:table-cell table:formula="of:=SUM([.K27]*[.$K$1];[.L27]*[.$L$1] )" office:value-type="float" office:value="0">
            <text:p>0</text:p>
          </table:table-cell>
          <table:table-cell table:number-columns-repeated="2"/>
          <table:table-cell table:formula="of:=[.N27]*[.$N$1]" office:value-type="float" office:value="0">
            <text:p>0</text:p>
          </table:table-cell>
          <table:table-cell/>
          <table:table-cell table:formula="of:=SUM([.P27]*[.$P$1];[.Q27]*[.$Q$1];[.R27]*[.$R$1];[.S27]*[.$S$1];[.T27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28];[.G28];[.J28];[.M28])" office:value-type="float" office:value="0">
            <text:p>0</text:p>
          </table:table-cell>
          <table:table-cell/>
          <table:table-cell table:formula="of:=SUM([.D28]*[.$D$1];[.E28]*[.$E$1];[.F28]*[.$F$1] )" office:value-type="float" office:value="0">
            <text:p>0</text:p>
          </table:table-cell>
          <table:table-cell table:number-columns-repeated="3"/>
          <table:table-cell table:formula="of:=SUM([.H28]*[.$H$1];[.I28]*[.$I$1] )*[.O28]" office:value-type="float" office:value="0">
            <text:p>0</text:p>
          </table:table-cell>
          <table:table-cell table:number-columns-repeated="2"/>
          <table:table-cell table:formula="of:=SUM([.K28]*[.$K$1];[.L28]*[.$L$1] )" office:value-type="float" office:value="0">
            <text:p>0</text:p>
          </table:table-cell>
          <table:table-cell table:number-columns-repeated="2"/>
          <table:table-cell table:formula="of:=[.N28]*[.$N$1]" office:value-type="float" office:value="0">
            <text:p>0</text:p>
          </table:table-cell>
          <table:table-cell/>
          <table:table-cell table:formula="of:=SUM([.P28]*[.$P$1];[.Q28]*[.$Q$1];[.R28]*[.$R$1];[.S28]*[.$S$1];[.T28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29];[.G29];[.J29];[.M29])" office:value-type="float" office:value="0">
            <text:p>0</text:p>
          </table:table-cell>
          <table:table-cell/>
          <table:table-cell table:formula="of:=SUM([.D29]*[.$D$1];[.E29]*[.$E$1];[.F29]*[.$F$1] )" office:value-type="float" office:value="0">
            <text:p>0</text:p>
          </table:table-cell>
          <table:table-cell table:number-columns-repeated="3"/>
          <table:table-cell table:formula="of:=SUM([.H29]*[.$H$1];[.I29]*[.$I$1] )*[.O29]" office:value-type="float" office:value="0">
            <text:p>0</text:p>
          </table:table-cell>
          <table:table-cell table:number-columns-repeated="2"/>
          <table:table-cell table:formula="of:=SUM([.K29]*[.$K$1];[.L29]*[.$L$1] )" office:value-type="float" office:value="0">
            <text:p>0</text:p>
          </table:table-cell>
          <table:table-cell table:number-columns-repeated="2"/>
          <table:table-cell table:formula="of:=[.N29]*[.$N$1]" office:value-type="float" office:value="0">
            <text:p>0</text:p>
          </table:table-cell>
          <table:table-cell/>
          <table:table-cell table:formula="of:=SUM([.P29]*[.$P$1];[.Q29]*[.$Q$1];[.R29]*[.$R$1];[.S29]*[.$S$1];[.T29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30];[.G30];[.J30];[.M30])" office:value-type="float" office:value="0">
            <text:p>0</text:p>
          </table:table-cell>
          <table:table-cell/>
          <table:table-cell table:formula="of:=SUM([.D30]*[.$D$1];[.E30]*[.$E$1];[.F30]*[.$F$1] )" office:value-type="float" office:value="0">
            <text:p>0</text:p>
          </table:table-cell>
          <table:table-cell table:number-columns-repeated="3"/>
          <table:table-cell table:formula="of:=SUM([.H30]*[.$H$1];[.I30]*[.$I$1] )*[.O30]" office:value-type="float" office:value="0">
            <text:p>0</text:p>
          </table:table-cell>
          <table:table-cell table:number-columns-repeated="2"/>
          <table:table-cell table:formula="of:=SUM([.K30]*[.$K$1];[.L30]*[.$L$1] )" office:value-type="float" office:value="0">
            <text:p>0</text:p>
          </table:table-cell>
          <table:table-cell table:number-columns-repeated="2"/>
          <table:table-cell table:formula="of:=[.N30]*[.$N$1]" office:value-type="float" office:value="0">
            <text:p>0</text:p>
          </table:table-cell>
          <table:table-cell/>
          <table:table-cell table:formula="of:=SUM([.P30]*[.$P$1];[.Q30]*[.$Q$1];[.R30]*[.$R$1];[.S30]*[.$S$1];[.T30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31];[.G31];[.J31];[.M31])" office:value-type="float" office:value="0">
            <text:p>0</text:p>
          </table:table-cell>
          <table:table-cell/>
          <table:table-cell table:formula="of:=SUM([.D31]*[.$D$1];[.E31]*[.$E$1];[.F31]*[.$F$1] )" office:value-type="float" office:value="0">
            <text:p>0</text:p>
          </table:table-cell>
          <table:table-cell table:number-columns-repeated="3"/>
          <table:table-cell table:formula="of:=SUM([.H31]*[.$H$1];[.I31]*[.$I$1] )*[.O31]" office:value-type="float" office:value="0">
            <text:p>0</text:p>
          </table:table-cell>
          <table:table-cell table:number-columns-repeated="2"/>
          <table:table-cell table:formula="of:=SUM([.K31]*[.$K$1];[.L31]*[.$L$1] )" office:value-type="float" office:value="0">
            <text:p>0</text:p>
          </table:table-cell>
          <table:table-cell table:number-columns-repeated="2"/>
          <table:table-cell table:formula="of:=[.N31]*[.$N$1]" office:value-type="float" office:value="0">
            <text:p>0</text:p>
          </table:table-cell>
          <table:table-cell/>
          <table:table-cell table:formula="of:=SUM([.P31]*[.$P$1];[.Q31]*[.$Q$1];[.R31]*[.$R$1];[.S31]*[.$S$1];[.T31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32];[.G32];[.J32];[.M32])" office:value-type="float" office:value="0">
            <text:p>0</text:p>
          </table:table-cell>
          <table:table-cell/>
          <table:table-cell table:formula="of:=SUM([.D32]*[.$D$1];[.E32]*[.$E$1];[.F32]*[.$F$1] )" office:value-type="float" office:value="0">
            <text:p>0</text:p>
          </table:table-cell>
          <table:table-cell table:number-columns-repeated="3"/>
          <table:table-cell table:formula="of:=SUM([.H32]*[.$H$1];[.I32]*[.$I$1] )*[.O32]" office:value-type="float" office:value="0">
            <text:p>0</text:p>
          </table:table-cell>
          <table:table-cell table:number-columns-repeated="2"/>
          <table:table-cell table:formula="of:=SUM([.K32]*[.$K$1];[.L32]*[.$L$1] )" office:value-type="float" office:value="0">
            <text:p>0</text:p>
          </table:table-cell>
          <table:table-cell table:number-columns-repeated="2"/>
          <table:table-cell table:formula="of:=[.N32]*[.$N$1]" office:value-type="float" office:value="0">
            <text:p>0</text:p>
          </table:table-cell>
          <table:table-cell/>
          <table:table-cell table:formula="of:=SUM([.P32]*[.$P$1];[.Q32]*[.$Q$1];[.R32]*[.$R$1];[.S32]*[.$S$1];[.T32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33];[.G33];[.J33];[.M33])" office:value-type="float" office:value="0">
            <text:p>0</text:p>
          </table:table-cell>
          <table:table-cell/>
          <table:table-cell table:formula="of:=SUM([.D33]*[.$D$1];[.E33]*[.$E$1];[.F33]*[.$F$1] )" office:value-type="float" office:value="0">
            <text:p>0</text:p>
          </table:table-cell>
          <table:table-cell table:number-columns-repeated="3"/>
          <table:table-cell table:formula="of:=SUM([.H33]*[.$H$1];[.I33]*[.$I$1] )*[.O33]" office:value-type="float" office:value="0">
            <text:p>0</text:p>
          </table:table-cell>
          <table:table-cell table:number-columns-repeated="2"/>
          <table:table-cell table:formula="of:=SUM([.K33]*[.$K$1];[.L33]*[.$L$1] )" office:value-type="float" office:value="0">
            <text:p>0</text:p>
          </table:table-cell>
          <table:table-cell table:number-columns-repeated="2"/>
          <table:table-cell table:formula="of:=[.N33]*[.$N$1]" office:value-type="float" office:value="0">
            <text:p>0</text:p>
          </table:table-cell>
          <table:table-cell/>
          <table:table-cell table:formula="of:=SUM([.P33]*[.$P$1];[.Q33]*[.$Q$1];[.R33]*[.$R$1];[.S33]*[.$S$1];[.T33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34];[.G34];[.J34];[.M34])" office:value-type="float" office:value="0">
            <text:p>0</text:p>
          </table:table-cell>
          <table:table-cell/>
          <table:table-cell table:formula="of:=SUM([.D34]*[.$D$1];[.E34]*[.$E$1];[.F34]*[.$F$1] )" office:value-type="float" office:value="0">
            <text:p>0</text:p>
          </table:table-cell>
          <table:table-cell table:number-columns-repeated="3"/>
          <table:table-cell table:formula="of:=SUM([.H34]*[.$H$1];[.I34]*[.$I$1] )*[.O34]" office:value-type="float" office:value="0">
            <text:p>0</text:p>
          </table:table-cell>
          <table:table-cell table:number-columns-repeated="2"/>
          <table:table-cell table:formula="of:=SUM([.K34]*[.$K$1];[.L34]*[.$L$1] )" office:value-type="float" office:value="0">
            <text:p>0</text:p>
          </table:table-cell>
          <table:table-cell table:number-columns-repeated="2"/>
          <table:table-cell table:formula="of:=[.N34]*[.$N$1]" office:value-type="float" office:value="0">
            <text:p>0</text:p>
          </table:table-cell>
          <table:table-cell/>
          <table:table-cell table:formula="of:=SUM([.P34]*[.$P$1];[.Q34]*[.$Q$1];[.R34]*[.$R$1];[.S34]*[.$S$1];[.T34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35];[.G35];[.J35];[.M35])" office:value-type="float" office:value="0">
            <text:p>0</text:p>
          </table:table-cell>
          <table:table-cell/>
          <table:table-cell table:formula="of:=SUM([.D35]*[.$D$1];[.E35]*[.$E$1];[.F35]*[.$F$1] )" office:value-type="float" office:value="0">
            <text:p>0</text:p>
          </table:table-cell>
          <table:table-cell table:number-columns-repeated="3"/>
          <table:table-cell table:formula="of:=SUM([.H35]*[.$H$1];[.I35]*[.$I$1] )*[.O35]" office:value-type="float" office:value="0">
            <text:p>0</text:p>
          </table:table-cell>
          <table:table-cell table:number-columns-repeated="2"/>
          <table:table-cell table:formula="of:=SUM([.K35]*[.$K$1];[.L35]*[.$L$1] )" office:value-type="float" office:value="0">
            <text:p>0</text:p>
          </table:table-cell>
          <table:table-cell table:number-columns-repeated="2"/>
          <table:table-cell table:formula="of:=[.N35]*[.$N$1]" office:value-type="float" office:value="0">
            <text:p>0</text:p>
          </table:table-cell>
          <table:table-cell/>
          <table:table-cell table:formula="of:=SUM([.P35]*[.$P$1];[.Q35]*[.$Q$1];[.R35]*[.$R$1];[.S35]*[.$S$1];[.T35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36];[.G36];[.J36];[.M36])" office:value-type="float" office:value="0">
            <text:p>0</text:p>
          </table:table-cell>
          <table:table-cell/>
          <table:table-cell table:formula="of:=SUM([.D36]*[.$D$1];[.E36]*[.$E$1];[.F36]*[.$F$1] )" office:value-type="float" office:value="0">
            <text:p>0</text:p>
          </table:table-cell>
          <table:table-cell table:number-columns-repeated="3"/>
          <table:table-cell table:formula="of:=SUM([.H36]*[.$H$1];[.I36]*[.$I$1] )*[.O36]" office:value-type="float" office:value="0">
            <text:p>0</text:p>
          </table:table-cell>
          <table:table-cell table:number-columns-repeated="2"/>
          <table:table-cell table:formula="of:=SUM([.K36]*[.$K$1];[.L36]*[.$L$1] )" office:value-type="float" office:value="0">
            <text:p>0</text:p>
          </table:table-cell>
          <table:table-cell table:number-columns-repeated="2"/>
          <table:table-cell table:formula="of:=[.N36]*[.$N$1]" office:value-type="float" office:value="0">
            <text:p>0</text:p>
          </table:table-cell>
          <table:table-cell/>
          <table:table-cell table:formula="of:=SUM([.P36]*[.$P$1];[.Q36]*[.$Q$1];[.R36]*[.$R$1];[.S36]*[.$S$1];[.T36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37];[.G37];[.J37];[.M37])" office:value-type="float" office:value="0">
            <text:p>0</text:p>
          </table:table-cell>
          <table:table-cell/>
          <table:table-cell table:formula="of:=SUM([.D37]*[.$D$1];[.E37]*[.$E$1];[.F37]*[.$F$1] )" office:value-type="float" office:value="0">
            <text:p>0</text:p>
          </table:table-cell>
          <table:table-cell table:number-columns-repeated="3"/>
          <table:table-cell table:formula="of:=SUM([.H37]*[.$H$1];[.I37]*[.$I$1] )*[.O37]" office:value-type="float" office:value="0">
            <text:p>0</text:p>
          </table:table-cell>
          <table:table-cell table:number-columns-repeated="2"/>
          <table:table-cell table:formula="of:=SUM([.K37]*[.$K$1];[.L37]*[.$L$1] )" office:value-type="float" office:value="0">
            <text:p>0</text:p>
          </table:table-cell>
          <table:table-cell table:number-columns-repeated="2"/>
          <table:table-cell table:formula="of:=[.N37]*[.$N$1]" office:value-type="float" office:value="0">
            <text:p>0</text:p>
          </table:table-cell>
          <table:table-cell/>
          <table:table-cell table:formula="of:=SUM([.P37]*[.$P$1];[.Q37]*[.$Q$1];[.R37]*[.$R$1];[.S37]*[.$S$1];[.T37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38];[.G38];[.J38];[.M38])" office:value-type="float" office:value="0">
            <text:p>0</text:p>
          </table:table-cell>
          <table:table-cell/>
          <table:table-cell table:formula="of:=SUM([.D38]*[.$D$1];[.E38]*[.$E$1];[.F38]*[.$F$1] )" office:value-type="float" office:value="0">
            <text:p>0</text:p>
          </table:table-cell>
          <table:table-cell table:number-columns-repeated="3"/>
          <table:table-cell table:formula="of:=SUM([.H38]*[.$H$1];[.I38]*[.$I$1] )*[.O38]" office:value-type="float" office:value="0">
            <text:p>0</text:p>
          </table:table-cell>
          <table:table-cell table:number-columns-repeated="2"/>
          <table:table-cell table:formula="of:=SUM([.K38]*[.$K$1];[.L38]*[.$L$1] )" office:value-type="float" office:value="0">
            <text:p>0</text:p>
          </table:table-cell>
          <table:table-cell table:number-columns-repeated="2"/>
          <table:table-cell table:formula="of:=[.N38]*[.$N$1]" office:value-type="float" office:value="0">
            <text:p>0</text:p>
          </table:table-cell>
          <table:table-cell/>
          <table:table-cell table:formula="of:=SUM([.P38]*[.$P$1];[.Q38]*[.$Q$1];[.R38]*[.$R$1];[.S38]*[.$S$1];[.T38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39];[.G39];[.J39];[.M39])" office:value-type="float" office:value="0">
            <text:p>0</text:p>
          </table:table-cell>
          <table:table-cell/>
          <table:table-cell table:formula="of:=SUM([.D39]*[.$D$1];[.E39]*[.$E$1];[.F39]*[.$F$1] )" office:value-type="float" office:value="0">
            <text:p>0</text:p>
          </table:table-cell>
          <table:table-cell table:number-columns-repeated="3"/>
          <table:table-cell table:formula="of:=SUM([.H39]*[.$H$1];[.I39]*[.$I$1] )*[.O39]" office:value-type="float" office:value="0">
            <text:p>0</text:p>
          </table:table-cell>
          <table:table-cell table:number-columns-repeated="2"/>
          <table:table-cell table:formula="of:=SUM([.K39]*[.$K$1];[.L39]*[.$L$1] )" office:value-type="float" office:value="0">
            <text:p>0</text:p>
          </table:table-cell>
          <table:table-cell table:number-columns-repeated="2"/>
          <table:table-cell table:formula="of:=[.N39]*[.$N$1]" office:value-type="float" office:value="0">
            <text:p>0</text:p>
          </table:table-cell>
          <table:table-cell/>
          <table:table-cell table:formula="of:=SUM([.P39]*[.$P$1];[.Q39]*[.$Q$1];[.R39]*[.$R$1];[.S39]*[.$S$1];[.T39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40];[.G40];[.J40];[.M40])" office:value-type="float" office:value="0">
            <text:p>0</text:p>
          </table:table-cell>
          <table:table-cell/>
          <table:table-cell table:formula="of:=SUM([.D40]*[.$D$1];[.E40]*[.$E$1];[.F40]*[.$F$1] )" office:value-type="float" office:value="0">
            <text:p>0</text:p>
          </table:table-cell>
          <table:table-cell table:number-columns-repeated="3"/>
          <table:table-cell table:formula="of:=SUM([.H40]*[.$H$1];[.I40]*[.$I$1] )*[.O40]" office:value-type="float" office:value="0">
            <text:p>0</text:p>
          </table:table-cell>
          <table:table-cell table:number-columns-repeated="2"/>
          <table:table-cell table:formula="of:=SUM([.K40]*[.$K$1];[.L40]*[.$L$1] )" office:value-type="float" office:value="0">
            <text:p>0</text:p>
          </table:table-cell>
          <table:table-cell table:number-columns-repeated="2"/>
          <table:table-cell table:formula="of:=[.N40]*[.$N$1]" office:value-type="float" office:value="0">
            <text:p>0</text:p>
          </table:table-cell>
          <table:table-cell/>
          <table:table-cell table:formula="of:=SUM([.P40]*[.$P$1];[.Q40]*[.$Q$1];[.R40]*[.$R$1];[.S40]*[.$S$1];[.T40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41];[.G41];[.J41];[.M41])" office:value-type="float" office:value="0">
            <text:p>0</text:p>
          </table:table-cell>
          <table:table-cell/>
          <table:table-cell table:formula="of:=SUM([.D41]*[.$D$1];[.E41]*[.$E$1];[.F41]*[.$F$1] )" office:value-type="float" office:value="0">
            <text:p>0</text:p>
          </table:table-cell>
          <table:table-cell table:number-columns-repeated="3"/>
          <table:table-cell table:formula="of:=SUM([.H41]*[.$H$1];[.I41]*[.$I$1] )*[.O41]" office:value-type="float" office:value="0">
            <text:p>0</text:p>
          </table:table-cell>
          <table:table-cell table:number-columns-repeated="2"/>
          <table:table-cell table:formula="of:=SUM([.K41]*[.$K$1];[.L41]*[.$L$1] )" office:value-type="float" office:value="0">
            <text:p>0</text:p>
          </table:table-cell>
          <table:table-cell table:number-columns-repeated="2"/>
          <table:table-cell table:formula="of:=[.N41]*[.$N$1]" office:value-type="float" office:value="0">
            <text:p>0</text:p>
          </table:table-cell>
          <table:table-cell/>
          <table:table-cell table:formula="of:=SUM([.P41]*[.$P$1];[.Q41]*[.$Q$1];[.R41]*[.$R$1];[.S41]*[.$S$1];[.T41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42];[.G42];[.J42];[.M42])" office:value-type="float" office:value="0">
            <text:p>0</text:p>
          </table:table-cell>
          <table:table-cell/>
          <table:table-cell table:formula="of:=SUM([.D42]*[.$D$1];[.E42]*[.$E$1];[.F42]*[.$F$1] )" office:value-type="float" office:value="0">
            <text:p>0</text:p>
          </table:table-cell>
          <table:table-cell table:number-columns-repeated="3"/>
          <table:table-cell table:formula="of:=SUM([.H42]*[.$H$1];[.I42]*[.$I$1] )*[.O42]" office:value-type="float" office:value="0">
            <text:p>0</text:p>
          </table:table-cell>
          <table:table-cell table:number-columns-repeated="2"/>
          <table:table-cell table:formula="of:=SUM([.K42]*[.$K$1];[.L42]*[.$L$1] )" office:value-type="float" office:value="0">
            <text:p>0</text:p>
          </table:table-cell>
          <table:table-cell table:number-columns-repeated="2"/>
          <table:table-cell table:formula="of:=[.N42]*[.$N$1]" office:value-type="float" office:value="0">
            <text:p>0</text:p>
          </table:table-cell>
          <table:table-cell/>
          <table:table-cell table:formula="of:=SUM([.P42]*[.$P$1];[.Q42]*[.$Q$1];[.R42]*[.$R$1];[.S42]*[.$S$1];[.T42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43];[.G43];[.J43];[.M43])" office:value-type="float" office:value="0">
            <text:p>0</text:p>
          </table:table-cell>
          <table:table-cell/>
          <table:table-cell table:formula="of:=SUM([.D43]*[.$D$1];[.E43]*[.$E$1];[.F43]*[.$F$1] )" office:value-type="float" office:value="0">
            <text:p>0</text:p>
          </table:table-cell>
          <table:table-cell table:number-columns-repeated="3"/>
          <table:table-cell table:formula="of:=SUM([.H43]*[.$H$1];[.I43]*[.$I$1] )*[.O43]" office:value-type="float" office:value="0">
            <text:p>0</text:p>
          </table:table-cell>
          <table:table-cell table:number-columns-repeated="2"/>
          <table:table-cell table:formula="of:=SUM([.K43]*[.$K$1];[.L43]*[.$L$1] )" office:value-type="float" office:value="0">
            <text:p>0</text:p>
          </table:table-cell>
          <table:table-cell table:number-columns-repeated="2"/>
          <table:table-cell table:formula="of:=[.N43]*[.$N$1]" office:value-type="float" office:value="0">
            <text:p>0</text:p>
          </table:table-cell>
          <table:table-cell/>
          <table:table-cell table:formula="of:=SUM([.P43]*[.$P$1];[.Q43]*[.$Q$1];[.R43]*[.$R$1];[.S43]*[.$S$1];[.T43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44];[.G44];[.J44];[.M44])" office:value-type="float" office:value="0">
            <text:p>0</text:p>
          </table:table-cell>
          <table:table-cell/>
          <table:table-cell table:formula="of:=SUM([.D44]*[.$D$1];[.E44]*[.$E$1];[.F44]*[.$F$1] )" office:value-type="float" office:value="0">
            <text:p>0</text:p>
          </table:table-cell>
          <table:table-cell table:number-columns-repeated="3"/>
          <table:table-cell table:formula="of:=SUM([.H44]*[.$H$1];[.I44]*[.$I$1] )*[.O44]" office:value-type="float" office:value="0">
            <text:p>0</text:p>
          </table:table-cell>
          <table:table-cell table:number-columns-repeated="2"/>
          <table:table-cell table:formula="of:=SUM([.K44]*[.$K$1];[.L44]*[.$L$1] )" office:value-type="float" office:value="0">
            <text:p>0</text:p>
          </table:table-cell>
          <table:table-cell table:number-columns-repeated="2"/>
          <table:table-cell table:formula="of:=[.N44]*[.$N$1]" office:value-type="float" office:value="0">
            <text:p>0</text:p>
          </table:table-cell>
          <table:table-cell/>
          <table:table-cell table:formula="of:=SUM([.P44]*[.$P$1];[.Q44]*[.$Q$1];[.R44]*[.$R$1];[.S44]*[.$S$1];[.T44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45];[.G45];[.J45];[.M45])" office:value-type="float" office:value="0">
            <text:p>0</text:p>
          </table:table-cell>
          <table:table-cell/>
          <table:table-cell table:formula="of:=SUM([.D45]*[.$D$1];[.E45]*[.$E$1];[.F45]*[.$F$1] )" office:value-type="float" office:value="0">
            <text:p>0</text:p>
          </table:table-cell>
          <table:table-cell table:number-columns-repeated="3"/>
          <table:table-cell table:formula="of:=SUM([.H45]*[.$H$1];[.I45]*[.$I$1] )*[.O45]" office:value-type="float" office:value="0">
            <text:p>0</text:p>
          </table:table-cell>
          <table:table-cell table:number-columns-repeated="2"/>
          <table:table-cell table:formula="of:=SUM([.K45]*[.$K$1];[.L45]*[.$L$1] )" office:value-type="float" office:value="0">
            <text:p>0</text:p>
          </table:table-cell>
          <table:table-cell table:number-columns-repeated="2"/>
          <table:table-cell table:formula="of:=[.N45]*[.$N$1]" office:value-type="float" office:value="0">
            <text:p>0</text:p>
          </table:table-cell>
          <table:table-cell/>
          <table:table-cell table:formula="of:=SUM([.P45]*[.$P$1];[.Q45]*[.$Q$1];[.R45]*[.$R$1];[.S45]*[.$S$1];[.T45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46];[.G46];[.J46];[.M46])" office:value-type="float" office:value="0">
            <text:p>0</text:p>
          </table:table-cell>
          <table:table-cell/>
          <table:table-cell table:formula="of:=SUM([.D46]*[.$D$1];[.E46]*[.$E$1];[.F46]*[.$F$1] )" office:value-type="float" office:value="0">
            <text:p>0</text:p>
          </table:table-cell>
          <table:table-cell table:number-columns-repeated="3"/>
          <table:table-cell table:formula="of:=SUM([.H46]*[.$H$1];[.I46]*[.$I$1] )*[.O46]" office:value-type="float" office:value="0">
            <text:p>0</text:p>
          </table:table-cell>
          <table:table-cell table:number-columns-repeated="2"/>
          <table:table-cell table:formula="of:=SUM([.K46]*[.$K$1];[.L46]*[.$L$1] )" office:value-type="float" office:value="0">
            <text:p>0</text:p>
          </table:table-cell>
          <table:table-cell table:number-columns-repeated="2"/>
          <table:table-cell table:formula="of:=[.N46]*[.$N$1]" office:value-type="float" office:value="0">
            <text:p>0</text:p>
          </table:table-cell>
          <table:table-cell/>
          <table:table-cell table:formula="of:=SUM([.P46]*[.$P$1];[.Q46]*[.$Q$1];[.R46]*[.$R$1];[.S46]*[.$S$1];[.T46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47];[.G47];[.J47];[.M47])" office:value-type="float" office:value="0">
            <text:p>0</text:p>
          </table:table-cell>
          <table:table-cell/>
          <table:table-cell table:formula="of:=SUM([.D47]*[.$D$1];[.E47]*[.$E$1];[.F47]*[.$F$1] )" office:value-type="float" office:value="0">
            <text:p>0</text:p>
          </table:table-cell>
          <table:table-cell table:number-columns-repeated="3"/>
          <table:table-cell table:formula="of:=SUM([.H47]*[.$H$1];[.I47]*[.$I$1] )*[.O47]" office:value-type="float" office:value="0">
            <text:p>0</text:p>
          </table:table-cell>
          <table:table-cell table:number-columns-repeated="2"/>
          <table:table-cell table:formula="of:=SUM([.K47]*[.$K$1];[.L47]*[.$L$1] )" office:value-type="float" office:value="0">
            <text:p>0</text:p>
          </table:table-cell>
          <table:table-cell table:number-columns-repeated="2"/>
          <table:table-cell table:formula="of:=[.N47]*[.$N$1]" office:value-type="float" office:value="0">
            <text:p>0</text:p>
          </table:table-cell>
          <table:table-cell/>
          <table:table-cell table:formula="of:=SUM([.P47]*[.$P$1];[.Q47]*[.$Q$1];[.R47]*[.$R$1];[.S47]*[.$S$1];[.T47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48];[.G48];[.J48];[.M48])" office:value-type="float" office:value="0">
            <text:p>0</text:p>
          </table:table-cell>
          <table:table-cell/>
          <table:table-cell table:formula="of:=SUM([.D48]*[.$D$1];[.E48]*[.$E$1];[.F48]*[.$F$1] )" office:value-type="float" office:value="0">
            <text:p>0</text:p>
          </table:table-cell>
          <table:table-cell table:number-columns-repeated="3"/>
          <table:table-cell table:formula="of:=SUM([.H48]*[.$H$1];[.I48]*[.$I$1] )*[.O48]" office:value-type="float" office:value="0">
            <text:p>0</text:p>
          </table:table-cell>
          <table:table-cell table:number-columns-repeated="2"/>
          <table:table-cell table:formula="of:=SUM([.K48]*[.$K$1];[.L48]*[.$L$1] )" office:value-type="float" office:value="0">
            <text:p>0</text:p>
          </table:table-cell>
          <table:table-cell table:number-columns-repeated="2"/>
          <table:table-cell table:formula="of:=[.N48]*[.$N$1]" office:value-type="float" office:value="0">
            <text:p>0</text:p>
          </table:table-cell>
          <table:table-cell/>
          <table:table-cell table:formula="of:=SUM([.P48]*[.$P$1];[.Q48]*[.$Q$1];[.R48]*[.$R$1];[.S48]*[.$S$1];[.T48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49];[.G49];[.J49];[.M49])" office:value-type="float" office:value="0">
            <text:p>0</text:p>
          </table:table-cell>
          <table:table-cell/>
          <table:table-cell table:formula="of:=SUM([.D49]*[.$D$1];[.E49]*[.$E$1];[.F49]*[.$F$1] )" office:value-type="float" office:value="0">
            <text:p>0</text:p>
          </table:table-cell>
          <table:table-cell table:number-columns-repeated="3"/>
          <table:table-cell table:formula="of:=SUM([.H49]*[.$H$1];[.I49]*[.$I$1] )*[.O49]" office:value-type="float" office:value="0">
            <text:p>0</text:p>
          </table:table-cell>
          <table:table-cell table:number-columns-repeated="2"/>
          <table:table-cell table:formula="of:=SUM([.K49]*[.$K$1];[.L49]*[.$L$1] )" office:value-type="float" office:value="0">
            <text:p>0</text:p>
          </table:table-cell>
          <table:table-cell table:number-columns-repeated="2"/>
          <table:table-cell table:formula="of:=[.N49]*[.$N$1]" office:value-type="float" office:value="0">
            <text:p>0</text:p>
          </table:table-cell>
          <table:table-cell/>
          <table:table-cell table:formula="of:=SUM([.P49]*[.$P$1];[.Q49]*[.$Q$1];[.R49]*[.$R$1];[.S49]*[.$S$1];[.T49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50];[.G50];[.J50];[.M50])" office:value-type="float" office:value="0">
            <text:p>0</text:p>
          </table:table-cell>
          <table:table-cell/>
          <table:table-cell table:formula="of:=SUM([.D50]*[.$D$1];[.E50]*[.$E$1];[.F50]*[.$F$1] )" office:value-type="float" office:value="0">
            <text:p>0</text:p>
          </table:table-cell>
          <table:table-cell table:number-columns-repeated="3"/>
          <table:table-cell table:formula="of:=SUM([.H50]*[.$H$1];[.I50]*[.$I$1] )*[.O50]" office:value-type="float" office:value="0">
            <text:p>0</text:p>
          </table:table-cell>
          <table:table-cell table:number-columns-repeated="2"/>
          <table:table-cell table:formula="of:=SUM([.K50]*[.$K$1];[.L50]*[.$L$1] )" office:value-type="float" office:value="0">
            <text:p>0</text:p>
          </table:table-cell>
          <table:table-cell table:number-columns-repeated="2"/>
          <table:table-cell table:formula="of:=[.N50]*[.$N$1]" office:value-type="float" office:value="0">
            <text:p>0</text:p>
          </table:table-cell>
          <table:table-cell/>
          <table:table-cell table:formula="of:=SUM([.P50]*[.$P$1];[.Q50]*[.$Q$1];[.R50]*[.$R$1];[.S50]*[.$S$1];[.T50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51];[.G51];[.J51];[.M51])" office:value-type="float" office:value="0">
            <text:p>0</text:p>
          </table:table-cell>
          <table:table-cell/>
          <table:table-cell table:formula="of:=SUM([.D51]*[.$D$1];[.E51]*[.$E$1];[.F51]*[.$F$1] )" office:value-type="float" office:value="0">
            <text:p>0</text:p>
          </table:table-cell>
          <table:table-cell table:number-columns-repeated="3"/>
          <table:table-cell table:formula="of:=SUM([.H51]*[.$H$1];[.I51]*[.$I$1] )*[.O51]" office:value-type="float" office:value="0">
            <text:p>0</text:p>
          </table:table-cell>
          <table:table-cell table:number-columns-repeated="2"/>
          <table:table-cell table:formula="of:=SUM([.K51]*[.$K$1];[.L51]*[.$L$1] )" office:value-type="float" office:value="0">
            <text:p>0</text:p>
          </table:table-cell>
          <table:table-cell table:number-columns-repeated="2"/>
          <table:table-cell table:formula="of:=[.N51]*[.$N$1]" office:value-type="float" office:value="0">
            <text:p>0</text:p>
          </table:table-cell>
          <table:table-cell/>
          <table:table-cell table:formula="of:=SUM([.P51]*[.$P$1];[.Q51]*[.$Q$1];[.R51]*[.$R$1];[.S51]*[.$S$1];[.T51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52];[.G52];[.J52];[.M52])" office:value-type="float" office:value="0">
            <text:p>0</text:p>
          </table:table-cell>
          <table:table-cell/>
          <table:table-cell table:formula="of:=SUM([.D52]*[.$D$1];[.E52]*[.$E$1];[.F52]*[.$F$1] )" office:value-type="float" office:value="0">
            <text:p>0</text:p>
          </table:table-cell>
          <table:table-cell table:number-columns-repeated="3"/>
          <table:table-cell table:formula="of:=SUM([.H52]*[.$H$1];[.I52]*[.$I$1] )*[.O52]" office:value-type="float" office:value="0">
            <text:p>0</text:p>
          </table:table-cell>
          <table:table-cell table:number-columns-repeated="2"/>
          <table:table-cell table:formula="of:=SUM([.K52]*[.$K$1];[.L52]*[.$L$1] )" office:value-type="float" office:value="0">
            <text:p>0</text:p>
          </table:table-cell>
          <table:table-cell table:number-columns-repeated="2"/>
          <table:table-cell table:formula="of:=[.N52]*[.$N$1]" office:value-type="float" office:value="0">
            <text:p>0</text:p>
          </table:table-cell>
          <table:table-cell/>
          <table:table-cell table:formula="of:=SUM([.P52]*[.$P$1];[.Q52]*[.$Q$1];[.R52]*[.$R$1];[.S52]*[.$S$1];[.T52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53];[.G53];[.J53];[.M53])" office:value-type="float" office:value="0">
            <text:p>0</text:p>
          </table:table-cell>
          <table:table-cell/>
          <table:table-cell table:formula="of:=SUM([.D53]*[.$D$1];[.E53]*[.$E$1];[.F53]*[.$F$1] )" office:value-type="float" office:value="0">
            <text:p>0</text:p>
          </table:table-cell>
          <table:table-cell table:number-columns-repeated="3"/>
          <table:table-cell table:formula="of:=SUM([.H53]*[.$H$1];[.I53]*[.$I$1] )*[.O53]" office:value-type="float" office:value="0">
            <text:p>0</text:p>
          </table:table-cell>
          <table:table-cell table:number-columns-repeated="2"/>
          <table:table-cell table:formula="of:=SUM([.K53]*[.$K$1];[.L53]*[.$L$1] )" office:value-type="float" office:value="0">
            <text:p>0</text:p>
          </table:table-cell>
          <table:table-cell table:number-columns-repeated="2"/>
          <table:table-cell table:formula="of:=[.N53]*[.$N$1]" office:value-type="float" office:value="0">
            <text:p>0</text:p>
          </table:table-cell>
          <table:table-cell/>
          <table:table-cell table:formula="of:=SUM([.P53]*[.$P$1];[.Q53]*[.$Q$1];[.R53]*[.$R$1];[.S53]*[.$S$1];[.T53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54];[.G54];[.J54];[.M54])" office:value-type="float" office:value="0">
            <text:p>0</text:p>
          </table:table-cell>
          <table:table-cell/>
          <table:table-cell table:formula="of:=SUM([.D54]*[.$D$1];[.E54]*[.$E$1];[.F54]*[.$F$1] )" office:value-type="float" office:value="0">
            <text:p>0</text:p>
          </table:table-cell>
          <table:table-cell table:number-columns-repeated="3"/>
          <table:table-cell table:formula="of:=SUM([.H54]*[.$H$1];[.I54]*[.$I$1] )*[.O54]" office:value-type="float" office:value="0">
            <text:p>0</text:p>
          </table:table-cell>
          <table:table-cell table:number-columns-repeated="2"/>
          <table:table-cell table:formula="of:=SUM([.K54]*[.$K$1];[.L54]*[.$L$1] )" office:value-type="float" office:value="0">
            <text:p>0</text:p>
          </table:table-cell>
          <table:table-cell table:number-columns-repeated="2"/>
          <table:table-cell table:formula="of:=[.N54]*[.$N$1]" office:value-type="float" office:value="0">
            <text:p>0</text:p>
          </table:table-cell>
          <table:table-cell/>
          <table:table-cell table:formula="of:=SUM([.P54]*[.$P$1];[.Q54]*[.$Q$1];[.R54]*[.$R$1];[.S54]*[.$S$1];[.T54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55];[.G55];[.J55];[.M55])" office:value-type="float" office:value="0">
            <text:p>0</text:p>
          </table:table-cell>
          <table:table-cell/>
          <table:table-cell table:formula="of:=SUM([.D55]*[.$D$1];[.E55]*[.$E$1];[.F55]*[.$F$1] )" office:value-type="float" office:value="0">
            <text:p>0</text:p>
          </table:table-cell>
          <table:table-cell table:number-columns-repeated="3"/>
          <table:table-cell table:formula="of:=SUM([.H55]*[.$H$1];[.I55]*[.$I$1] )*[.O55]" office:value-type="float" office:value="0">
            <text:p>0</text:p>
          </table:table-cell>
          <table:table-cell table:number-columns-repeated="2"/>
          <table:table-cell table:formula="of:=SUM([.K55]*[.$K$1];[.L55]*[.$L$1] )" office:value-type="float" office:value="0">
            <text:p>0</text:p>
          </table:table-cell>
          <table:table-cell table:number-columns-repeated="2"/>
          <table:table-cell table:formula="of:=[.N55]*[.$N$1]" office:value-type="float" office:value="0">
            <text:p>0</text:p>
          </table:table-cell>
          <table:table-cell/>
          <table:table-cell table:formula="of:=SUM([.P55]*[.$P$1];[.Q55]*[.$Q$1];[.R55]*[.$R$1];[.S55]*[.$S$1];[.T55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56];[.G56];[.J56];[.M56])" office:value-type="float" office:value="0">
            <text:p>0</text:p>
          </table:table-cell>
          <table:table-cell/>
          <table:table-cell table:formula="of:=SUM([.D56]*[.$D$1];[.E56]*[.$E$1];[.F56]*[.$F$1] )" office:value-type="float" office:value="0">
            <text:p>0</text:p>
          </table:table-cell>
          <table:table-cell table:number-columns-repeated="3"/>
          <table:table-cell table:formula="of:=SUM([.H56]*[.$H$1];[.I56]*[.$I$1] )*[.O56]" office:value-type="float" office:value="0">
            <text:p>0</text:p>
          </table:table-cell>
          <table:table-cell table:number-columns-repeated="2"/>
          <table:table-cell table:formula="of:=SUM([.K56]*[.$K$1];[.L56]*[.$L$1] )" office:value-type="float" office:value="0">
            <text:p>0</text:p>
          </table:table-cell>
          <table:table-cell table:number-columns-repeated="2"/>
          <table:table-cell table:formula="of:=[.N56]*[.$N$1]" office:value-type="float" office:value="0">
            <text:p>0</text:p>
          </table:table-cell>
          <table:table-cell/>
          <table:table-cell table:formula="of:=SUM([.P56]*[.$P$1];[.Q56]*[.$Q$1];[.R56]*[.$R$1];[.S56]*[.$S$1];[.T56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57];[.G57];[.J57];[.M57])" office:value-type="float" office:value="0">
            <text:p>0</text:p>
          </table:table-cell>
          <table:table-cell/>
          <table:table-cell table:formula="of:=SUM([.D57]*[.$D$1];[.E57]*[.$E$1];[.F57]*[.$F$1] )" office:value-type="float" office:value="0">
            <text:p>0</text:p>
          </table:table-cell>
          <table:table-cell table:number-columns-repeated="3"/>
          <table:table-cell table:formula="of:=SUM([.H57]*[.$H$1];[.I57]*[.$I$1] )*[.O57]" office:value-type="float" office:value="0">
            <text:p>0</text:p>
          </table:table-cell>
          <table:table-cell table:number-columns-repeated="2"/>
          <table:table-cell table:formula="of:=SUM([.K57]*[.$K$1];[.L57]*[.$L$1] )" office:value-type="float" office:value="0">
            <text:p>0</text:p>
          </table:table-cell>
          <table:table-cell table:number-columns-repeated="2"/>
          <table:table-cell table:formula="of:=[.N57]*[.$N$1]" office:value-type="float" office:value="0">
            <text:p>0</text:p>
          </table:table-cell>
          <table:table-cell/>
          <table:table-cell table:formula="of:=SUM([.P57]*[.$P$1];[.Q57]*[.$Q$1];[.R57]*[.$R$1];[.S57]*[.$S$1];[.T57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58];[.G58];[.J58];[.M58])" office:value-type="float" office:value="0">
            <text:p>0</text:p>
          </table:table-cell>
          <table:table-cell/>
          <table:table-cell table:formula="of:=SUM([.D58]*[.$D$1];[.E58]*[.$E$1];[.F58]*[.$F$1] )" office:value-type="float" office:value="0">
            <text:p>0</text:p>
          </table:table-cell>
          <table:table-cell table:number-columns-repeated="3"/>
          <table:table-cell table:formula="of:=SUM([.H58]*[.$H$1];[.I58]*[.$I$1] )*[.O58]" office:value-type="float" office:value="0">
            <text:p>0</text:p>
          </table:table-cell>
          <table:table-cell table:number-columns-repeated="2"/>
          <table:table-cell table:formula="of:=SUM([.K58]*[.$K$1];[.L58]*[.$L$1] )" office:value-type="float" office:value="0">
            <text:p>0</text:p>
          </table:table-cell>
          <table:table-cell table:number-columns-repeated="2"/>
          <table:table-cell table:formula="of:=[.N58]*[.$N$1]" office:value-type="float" office:value="0">
            <text:p>0</text:p>
          </table:table-cell>
          <table:table-cell/>
          <table:table-cell table:formula="of:=SUM([.P58]*[.$P$1];[.Q58]*[.$Q$1];[.R58]*[.$R$1];[.S58]*[.$S$1];[.T58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59];[.G59];[.J59];[.M59])" office:value-type="float" office:value="0">
            <text:p>0</text:p>
          </table:table-cell>
          <table:table-cell/>
          <table:table-cell table:formula="of:=SUM([.D59]*[.$D$1];[.E59]*[.$E$1];[.F59]*[.$F$1] )" office:value-type="float" office:value="0">
            <text:p>0</text:p>
          </table:table-cell>
          <table:table-cell table:number-columns-repeated="3"/>
          <table:table-cell table:formula="of:=SUM([.H59]*[.$H$1];[.I59]*[.$I$1] )*[.O59]" office:value-type="float" office:value="0">
            <text:p>0</text:p>
          </table:table-cell>
          <table:table-cell table:number-columns-repeated="2"/>
          <table:table-cell table:formula="of:=SUM([.K59]*[.$K$1];[.L59]*[.$L$1] )" office:value-type="float" office:value="0">
            <text:p>0</text:p>
          </table:table-cell>
          <table:table-cell table:number-columns-repeated="2"/>
          <table:table-cell table:formula="of:=[.N59]*[.$N$1]" office:value-type="float" office:value="0">
            <text:p>0</text:p>
          </table:table-cell>
          <table:table-cell/>
          <table:table-cell table:formula="of:=SUM([.P59]*[.$P$1];[.Q59]*[.$Q$1];[.R59]*[.$R$1];[.S59]*[.$S$1];[.T59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60];[.G60];[.J60];[.M60])" office:value-type="float" office:value="0">
            <text:p>0</text:p>
          </table:table-cell>
          <table:table-cell/>
          <table:table-cell table:formula="of:=SUM([.D60]*[.$D$1];[.E60]*[.$E$1];[.F60]*[.$F$1] )" office:value-type="float" office:value="0">
            <text:p>0</text:p>
          </table:table-cell>
          <table:table-cell table:number-columns-repeated="3"/>
          <table:table-cell table:formula="of:=SUM([.H60]*[.$H$1];[.I60]*[.$I$1] )*[.O60]" office:value-type="float" office:value="0">
            <text:p>0</text:p>
          </table:table-cell>
          <table:table-cell table:number-columns-repeated="2"/>
          <table:table-cell table:formula="of:=SUM([.K60]*[.$K$1];[.L60]*[.$L$1] )" office:value-type="float" office:value="0">
            <text:p>0</text:p>
          </table:table-cell>
          <table:table-cell table:number-columns-repeated="2"/>
          <table:table-cell table:formula="of:=[.N60]*[.$N$1]" office:value-type="float" office:value="0">
            <text:p>0</text:p>
          </table:table-cell>
          <table:table-cell/>
          <table:table-cell table:formula="of:=SUM([.P60]*[.$P$1];[.Q60]*[.$Q$1];[.R60]*[.$R$1];[.S60]*[.$S$1];[.T60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61];[.G61];[.J61];[.M61])" office:value-type="float" office:value="0">
            <text:p>0</text:p>
          </table:table-cell>
          <table:table-cell/>
          <table:table-cell table:formula="of:=SUM([.D61]*[.$D$1];[.E61]*[.$E$1];[.F61]*[.$F$1] )" office:value-type="float" office:value="0">
            <text:p>0</text:p>
          </table:table-cell>
          <table:table-cell table:number-columns-repeated="3"/>
          <table:table-cell table:formula="of:=SUM([.H61]*[.$H$1];[.I61]*[.$I$1] )*[.O61]" office:value-type="float" office:value="0">
            <text:p>0</text:p>
          </table:table-cell>
          <table:table-cell table:number-columns-repeated="2"/>
          <table:table-cell table:formula="of:=SUM([.K61]*[.$K$1];[.L61]*[.$L$1] )" office:value-type="float" office:value="0">
            <text:p>0</text:p>
          </table:table-cell>
          <table:table-cell table:number-columns-repeated="2"/>
          <table:table-cell table:formula="of:=[.N61]*[.$N$1]" office:value-type="float" office:value="0">
            <text:p>0</text:p>
          </table:table-cell>
          <table:table-cell/>
          <table:table-cell table:formula="of:=SUM([.P61]*[.$P$1];[.Q61]*[.$Q$1];[.R61]*[.$R$1];[.S61]*[.$S$1];[.T61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62];[.G62];[.J62];[.M62])" office:value-type="float" office:value="0">
            <text:p>0</text:p>
          </table:table-cell>
          <table:table-cell/>
          <table:table-cell table:formula="of:=SUM([.D62]*[.$D$1];[.E62]*[.$E$1];[.F62]*[.$F$1] )" office:value-type="float" office:value="0">
            <text:p>0</text:p>
          </table:table-cell>
          <table:table-cell table:number-columns-repeated="3"/>
          <table:table-cell table:formula="of:=SUM([.H62]*[.$H$1];[.I62]*[.$I$1] )*[.O62]" office:value-type="float" office:value="0">
            <text:p>0</text:p>
          </table:table-cell>
          <table:table-cell table:number-columns-repeated="2"/>
          <table:table-cell table:formula="of:=SUM([.K62]*[.$K$1];[.L62]*[.$L$1] )" office:value-type="float" office:value="0">
            <text:p>0</text:p>
          </table:table-cell>
          <table:table-cell table:number-columns-repeated="2"/>
          <table:table-cell table:formula="of:=[.N62]*[.$N$1]" office:value-type="float" office:value="0">
            <text:p>0</text:p>
          </table:table-cell>
          <table:table-cell/>
          <table:table-cell table:formula="of:=SUM([.P62]*[.$P$1];[.Q62]*[.$Q$1];[.R62]*[.$R$1];[.S62]*[.$S$1];[.T62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63];[.G63];[.J63];[.M63])" office:value-type="float" office:value="0">
            <text:p>0</text:p>
          </table:table-cell>
          <table:table-cell/>
          <table:table-cell table:formula="of:=SUM([.D63]*[.$D$1];[.E63]*[.$E$1];[.F63]*[.$F$1] )" office:value-type="float" office:value="0">
            <text:p>0</text:p>
          </table:table-cell>
          <table:table-cell table:number-columns-repeated="3"/>
          <table:table-cell table:formula="of:=SUM([.H63]*[.$H$1];[.I63]*[.$I$1] )*[.O63]" office:value-type="float" office:value="0">
            <text:p>0</text:p>
          </table:table-cell>
          <table:table-cell table:number-columns-repeated="2"/>
          <table:table-cell table:formula="of:=SUM([.K63]*[.$K$1];[.L63]*[.$L$1] )" office:value-type="float" office:value="0">
            <text:p>0</text:p>
          </table:table-cell>
          <table:table-cell table:number-columns-repeated="2"/>
          <table:table-cell table:formula="of:=[.N63]*[.$N$1]" office:value-type="float" office:value="0">
            <text:p>0</text:p>
          </table:table-cell>
          <table:table-cell/>
          <table:table-cell table:formula="of:=SUM([.P63]*[.$P$1];[.Q63]*[.$Q$1];[.R63]*[.$R$1];[.S63]*[.$S$1];[.T63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64];[.G64];[.J64];[.M64])" office:value-type="float" office:value="0">
            <text:p>0</text:p>
          </table:table-cell>
          <table:table-cell/>
          <table:table-cell table:formula="of:=SUM([.D64]*[.$D$1];[.E64]*[.$E$1];[.F64]*[.$F$1] )" office:value-type="float" office:value="0">
            <text:p>0</text:p>
          </table:table-cell>
          <table:table-cell table:number-columns-repeated="3"/>
          <table:table-cell table:formula="of:=SUM([.H64]*[.$H$1];[.I64]*[.$I$1] )*[.O64]" office:value-type="float" office:value="0">
            <text:p>0</text:p>
          </table:table-cell>
          <table:table-cell table:number-columns-repeated="2"/>
          <table:table-cell table:formula="of:=SUM([.K64]*[.$K$1];[.L64]*[.$L$1] )" office:value-type="float" office:value="0">
            <text:p>0</text:p>
          </table:table-cell>
          <table:table-cell table:number-columns-repeated="2"/>
          <table:table-cell table:formula="of:=[.N64]*[.$N$1]" office:value-type="float" office:value="0">
            <text:p>0</text:p>
          </table:table-cell>
          <table:table-cell/>
          <table:table-cell table:formula="of:=SUM([.P64]*[.$P$1];[.Q64]*[.$Q$1];[.R64]*[.$R$1];[.S64]*[.$S$1];[.T64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65];[.G65];[.J65];[.M65])" office:value-type="float" office:value="0">
            <text:p>0</text:p>
          </table:table-cell>
          <table:table-cell/>
          <table:table-cell table:formula="of:=SUM([.D65]*[.$D$1];[.E65]*[.$E$1];[.F65]*[.$F$1] )" office:value-type="float" office:value="0">
            <text:p>0</text:p>
          </table:table-cell>
          <table:table-cell table:number-columns-repeated="3"/>
          <table:table-cell table:formula="of:=SUM([.H65]*[.$H$1];[.I65]*[.$I$1] )*[.O65]" office:value-type="float" office:value="0">
            <text:p>0</text:p>
          </table:table-cell>
          <table:table-cell table:number-columns-repeated="2"/>
          <table:table-cell table:formula="of:=SUM([.K65]*[.$K$1];[.L65]*[.$L$1] )" office:value-type="float" office:value="0">
            <text:p>0</text:p>
          </table:table-cell>
          <table:table-cell table:number-columns-repeated="2"/>
          <table:table-cell table:formula="of:=[.N65]*[.$N$1]" office:value-type="float" office:value="0">
            <text:p>0</text:p>
          </table:table-cell>
          <table:table-cell/>
          <table:table-cell table:formula="of:=SUM([.P65]*[.$P$1];[.Q65]*[.$Q$1];[.R65]*[.$R$1];[.S65]*[.$S$1];[.T65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66];[.G66];[.J66];[.M66])" office:value-type="float" office:value="0">
            <text:p>0</text:p>
          </table:table-cell>
          <table:table-cell/>
          <table:table-cell table:formula="of:=SUM([.D66]*[.$D$1];[.E66]*[.$E$1];[.F66]*[.$F$1] )" office:value-type="float" office:value="0">
            <text:p>0</text:p>
          </table:table-cell>
          <table:table-cell table:number-columns-repeated="3"/>
          <table:table-cell table:formula="of:=SUM([.H66]*[.$H$1];[.I66]*[.$I$1] )*[.O66]" office:value-type="float" office:value="0">
            <text:p>0</text:p>
          </table:table-cell>
          <table:table-cell table:number-columns-repeated="2"/>
          <table:table-cell table:formula="of:=SUM([.K66]*[.$K$1];[.L66]*[.$L$1] )" office:value-type="float" office:value="0">
            <text:p>0</text:p>
          </table:table-cell>
          <table:table-cell table:number-columns-repeated="2"/>
          <table:table-cell table:formula="of:=[.N66]*[.$N$1]" office:value-type="float" office:value="0">
            <text:p>0</text:p>
          </table:table-cell>
          <table:table-cell/>
          <table:table-cell table:formula="of:=SUM([.P66]*[.$P$1];[.Q66]*[.$Q$1];[.R66]*[.$R$1];[.S66]*[.$S$1];[.T66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67];[.G67];[.J67];[.M67])" office:value-type="float" office:value="0">
            <text:p>0</text:p>
          </table:table-cell>
          <table:table-cell/>
          <table:table-cell table:formula="of:=SUM([.D67]*[.$D$1];[.E67]*[.$E$1];[.F67]*[.$F$1] )" office:value-type="float" office:value="0">
            <text:p>0</text:p>
          </table:table-cell>
          <table:table-cell table:number-columns-repeated="3"/>
          <table:table-cell table:formula="of:=SUM([.H67]*[.$H$1];[.I67]*[.$I$1] )*[.O67]" office:value-type="float" office:value="0">
            <text:p>0</text:p>
          </table:table-cell>
          <table:table-cell table:number-columns-repeated="2"/>
          <table:table-cell table:formula="of:=SUM([.K67]*[.$K$1];[.L67]*[.$L$1] )" office:value-type="float" office:value="0">
            <text:p>0</text:p>
          </table:table-cell>
          <table:table-cell table:number-columns-repeated="2"/>
          <table:table-cell table:formula="of:=[.N67]*[.$N$1]" office:value-type="float" office:value="0">
            <text:p>0</text:p>
          </table:table-cell>
          <table:table-cell/>
          <table:table-cell table:formula="of:=SUM([.P67]*[.$P$1];[.Q67]*[.$Q$1];[.R67]*[.$R$1];[.S67]*[.$S$1];[.T67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68];[.G68];[.J68];[.M68])" office:value-type="float" office:value="0">
            <text:p>0</text:p>
          </table:table-cell>
          <table:table-cell/>
          <table:table-cell table:formula="of:=SUM([.D68]*[.$D$1];[.E68]*[.$E$1];[.F68]*[.$F$1] )" office:value-type="float" office:value="0">
            <text:p>0</text:p>
          </table:table-cell>
          <table:table-cell table:number-columns-repeated="3"/>
          <table:table-cell table:formula="of:=SUM([.H68]*[.$H$1];[.I68]*[.$I$1] )*[.O68]" office:value-type="float" office:value="0">
            <text:p>0</text:p>
          </table:table-cell>
          <table:table-cell table:number-columns-repeated="2"/>
          <table:table-cell table:formula="of:=SUM([.K68]*[.$K$1];[.L68]*[.$L$1] )" office:value-type="float" office:value="0">
            <text:p>0</text:p>
          </table:table-cell>
          <table:table-cell table:number-columns-repeated="2"/>
          <table:table-cell table:formula="of:=[.N68]*[.$N$1]" office:value-type="float" office:value="0">
            <text:p>0</text:p>
          </table:table-cell>
          <table:table-cell/>
          <table:table-cell table:formula="of:=SUM([.P68]*[.$P$1];[.Q68]*[.$Q$1];[.R68]*[.$R$1];[.S68]*[.$S$1];[.T68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69];[.G69];[.J69];[.M69])" office:value-type="float" office:value="0">
            <text:p>0</text:p>
          </table:table-cell>
          <table:table-cell/>
          <table:table-cell table:formula="of:=SUM([.D69]*[.$D$1];[.E69]*[.$E$1];[.F69]*[.$F$1] )" office:value-type="float" office:value="0">
            <text:p>0</text:p>
          </table:table-cell>
          <table:table-cell table:number-columns-repeated="3"/>
          <table:table-cell table:formula="of:=SUM([.H69]*[.$H$1];[.I69]*[.$I$1] )*[.O69]" office:value-type="float" office:value="0">
            <text:p>0</text:p>
          </table:table-cell>
          <table:table-cell table:number-columns-repeated="2"/>
          <table:table-cell table:formula="of:=SUM([.K69]*[.$K$1];[.L69]*[.$L$1] )" office:value-type="float" office:value="0">
            <text:p>0</text:p>
          </table:table-cell>
          <table:table-cell table:number-columns-repeated="2"/>
          <table:table-cell table:formula="of:=[.N69]*[.$N$1]" office:value-type="float" office:value="0">
            <text:p>0</text:p>
          </table:table-cell>
          <table:table-cell/>
          <table:table-cell table:formula="of:=SUM([.P69]*[.$P$1];[.Q69]*[.$Q$1];[.R69]*[.$R$1];[.S69]*[.$S$1];[.T69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70];[.G70];[.J70];[.M70])" office:value-type="float" office:value="0">
            <text:p>0</text:p>
          </table:table-cell>
          <table:table-cell/>
          <table:table-cell table:formula="of:=SUM([.D70]*[.$D$1];[.E70]*[.$E$1];[.F70]*[.$F$1] )" office:value-type="float" office:value="0">
            <text:p>0</text:p>
          </table:table-cell>
          <table:table-cell table:number-columns-repeated="3"/>
          <table:table-cell table:formula="of:=SUM([.H70]*[.$H$1];[.I70]*[.$I$1] )*[.O70]" office:value-type="float" office:value="0">
            <text:p>0</text:p>
          </table:table-cell>
          <table:table-cell table:number-columns-repeated="2"/>
          <table:table-cell table:formula="of:=SUM([.K70]*[.$K$1];[.L70]*[.$L$1] )" office:value-type="float" office:value="0">
            <text:p>0</text:p>
          </table:table-cell>
          <table:table-cell table:number-columns-repeated="2"/>
          <table:table-cell table:formula="of:=[.N70]*[.$N$1]" office:value-type="float" office:value="0">
            <text:p>0</text:p>
          </table:table-cell>
          <table:table-cell/>
          <table:table-cell table:formula="of:=SUM([.P70]*[.$P$1];[.Q70]*[.$Q$1];[.R70]*[.$R$1];[.S70]*[.$S$1];[.T70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71];[.G71];[.J71];[.M71])" office:value-type="float" office:value="0">
            <text:p>0</text:p>
          </table:table-cell>
          <table:table-cell/>
          <table:table-cell table:formula="of:=SUM([.D71]*[.$D$1];[.E71]*[.$E$1];[.F71]*[.$F$1] )" office:value-type="float" office:value="0">
            <text:p>0</text:p>
          </table:table-cell>
          <table:table-cell table:number-columns-repeated="3"/>
          <table:table-cell table:formula="of:=SUM([.H71]*[.$H$1];[.I71]*[.$I$1] )*[.O71]" office:value-type="float" office:value="0">
            <text:p>0</text:p>
          </table:table-cell>
          <table:table-cell table:number-columns-repeated="2"/>
          <table:table-cell table:formula="of:=SUM([.K71]*[.$K$1];[.L71]*[.$L$1] )" office:value-type="float" office:value="0">
            <text:p>0</text:p>
          </table:table-cell>
          <table:table-cell table:number-columns-repeated="2"/>
          <table:table-cell table:formula="of:=[.N71]*[.$N$1]" office:value-type="float" office:value="0">
            <text:p>0</text:p>
          </table:table-cell>
          <table:table-cell/>
          <table:table-cell table:formula="of:=SUM([.P71]*[.$P$1];[.Q71]*[.$Q$1];[.R71]*[.$R$1];[.S71]*[.$S$1];[.T71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72];[.G72];[.J72];[.M72])" office:value-type="float" office:value="0">
            <text:p>0</text:p>
          </table:table-cell>
          <table:table-cell/>
          <table:table-cell table:formula="of:=SUM([.D72]*[.$D$1];[.E72]*[.$E$1];[.F72]*[.$F$1] )" office:value-type="float" office:value="0">
            <text:p>0</text:p>
          </table:table-cell>
          <table:table-cell table:number-columns-repeated="3"/>
          <table:table-cell table:formula="of:=SUM([.H72]*[.$H$1];[.I72]*[.$I$1] )*[.O72]" office:value-type="float" office:value="0">
            <text:p>0</text:p>
          </table:table-cell>
          <table:table-cell table:number-columns-repeated="2"/>
          <table:table-cell table:formula="of:=SUM([.K72]*[.$K$1];[.L72]*[.$L$1] )" office:value-type="float" office:value="0">
            <text:p>0</text:p>
          </table:table-cell>
          <table:table-cell table:number-columns-repeated="2"/>
          <table:table-cell table:formula="of:=[.N72]*[.$N$1]" office:value-type="float" office:value="0">
            <text:p>0</text:p>
          </table:table-cell>
          <table:table-cell/>
          <table:table-cell table:formula="of:=SUM([.P72]*[.$P$1];[.Q72]*[.$Q$1];[.R72]*[.$R$1];[.S72]*[.$S$1];[.T72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73];[.G73];[.J73];[.M73])" office:value-type="float" office:value="0">
            <text:p>0</text:p>
          </table:table-cell>
          <table:table-cell/>
          <table:table-cell table:formula="of:=SUM([.D73]*[.$D$1];[.E73]*[.$E$1];[.F73]*[.$F$1] )" office:value-type="float" office:value="0">
            <text:p>0</text:p>
          </table:table-cell>
          <table:table-cell table:number-columns-repeated="3"/>
          <table:table-cell table:formula="of:=SUM([.H73]*[.$H$1];[.I73]*[.$I$1] )*[.O73]" office:value-type="float" office:value="0">
            <text:p>0</text:p>
          </table:table-cell>
          <table:table-cell table:number-columns-repeated="2"/>
          <table:table-cell table:formula="of:=SUM([.K73]*[.$K$1];[.L73]*[.$L$1] )" office:value-type="float" office:value="0">
            <text:p>0</text:p>
          </table:table-cell>
          <table:table-cell table:number-columns-repeated="2"/>
          <table:table-cell table:formula="of:=[.N73]*[.$N$1]" office:value-type="float" office:value="0">
            <text:p>0</text:p>
          </table:table-cell>
          <table:table-cell/>
          <table:table-cell table:formula="of:=SUM([.P73]*[.$P$1];[.Q73]*[.$Q$1];[.R73]*[.$R$1];[.S73]*[.$S$1];[.T73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74];[.G74];[.J74];[.M74])" office:value-type="float" office:value="0">
            <text:p>0</text:p>
          </table:table-cell>
          <table:table-cell/>
          <table:table-cell table:formula="of:=SUM([.D74]*[.$D$1];[.E74]*[.$E$1];[.F74]*[.$F$1] )" office:value-type="float" office:value="0">
            <text:p>0</text:p>
          </table:table-cell>
          <table:table-cell table:number-columns-repeated="3"/>
          <table:table-cell table:formula="of:=SUM([.H74]*[.$H$1];[.I74]*[.$I$1] )*[.O74]" office:value-type="float" office:value="0">
            <text:p>0</text:p>
          </table:table-cell>
          <table:table-cell table:number-columns-repeated="2"/>
          <table:table-cell table:formula="of:=SUM([.K74]*[.$K$1];[.L74]*[.$L$1] )" office:value-type="float" office:value="0">
            <text:p>0</text:p>
          </table:table-cell>
          <table:table-cell table:number-columns-repeated="2"/>
          <table:table-cell table:formula="of:=[.N74]*[.$N$1]" office:value-type="float" office:value="0">
            <text:p>0</text:p>
          </table:table-cell>
          <table:table-cell/>
          <table:table-cell table:formula="of:=SUM([.P74]*[.$P$1];[.Q74]*[.$Q$1];[.R74]*[.$R$1];[.S74]*[.$S$1];[.T74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75];[.G75];[.J75];[.M75])" office:value-type="float" office:value="0">
            <text:p>0</text:p>
          </table:table-cell>
          <table:table-cell/>
          <table:table-cell table:formula="of:=SUM([.D75]*[.$D$1];[.E75]*[.$E$1];[.F75]*[.$F$1] )" office:value-type="float" office:value="0">
            <text:p>0</text:p>
          </table:table-cell>
          <table:table-cell table:number-columns-repeated="3"/>
          <table:table-cell table:formula="of:=SUM([.H75]*[.$H$1];[.I75]*[.$I$1] )*[.O75]" office:value-type="float" office:value="0">
            <text:p>0</text:p>
          </table:table-cell>
          <table:table-cell table:number-columns-repeated="2"/>
          <table:table-cell table:formula="of:=SUM([.K75]*[.$K$1];[.L75]*[.$L$1] )" office:value-type="float" office:value="0">
            <text:p>0</text:p>
          </table:table-cell>
          <table:table-cell table:number-columns-repeated="2"/>
          <table:table-cell table:formula="of:=[.N75]*[.$N$1]" office:value-type="float" office:value="0">
            <text:p>0</text:p>
          </table:table-cell>
          <table:table-cell/>
          <table:table-cell table:formula="of:=SUM([.P75]*[.$P$1];[.Q75]*[.$Q$1];[.R75]*[.$R$1];[.S75]*[.$S$1];[.T75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76];[.G76];[.J76];[.M76])" office:value-type="float" office:value="0">
            <text:p>0</text:p>
          </table:table-cell>
          <table:table-cell/>
          <table:table-cell table:formula="of:=SUM([.D76]*[.$D$1];[.E76]*[.$E$1];[.F76]*[.$F$1] )" office:value-type="float" office:value="0">
            <text:p>0</text:p>
          </table:table-cell>
          <table:table-cell table:number-columns-repeated="3"/>
          <table:table-cell table:formula="of:=SUM([.H76]*[.$H$1];[.I76]*[.$I$1] )*[.O76]" office:value-type="float" office:value="0">
            <text:p>0</text:p>
          </table:table-cell>
          <table:table-cell table:number-columns-repeated="2"/>
          <table:table-cell table:formula="of:=SUM([.K76]*[.$K$1];[.L76]*[.$L$1] )" office:value-type="float" office:value="0">
            <text:p>0</text:p>
          </table:table-cell>
          <table:table-cell table:number-columns-repeated="2"/>
          <table:table-cell table:formula="of:=[.N76]*[.$N$1]" office:value-type="float" office:value="0">
            <text:p>0</text:p>
          </table:table-cell>
          <table:table-cell/>
          <table:table-cell table:formula="of:=SUM([.P76]*[.$P$1];[.Q76]*[.$Q$1];[.R76]*[.$R$1];[.S76]*[.$S$1];[.T76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77];[.G77];[.J77];[.M77])" office:value-type="float" office:value="0">
            <text:p>0</text:p>
          </table:table-cell>
          <table:table-cell/>
          <table:table-cell table:formula="of:=SUM([.D77]*[.$D$1];[.E77]*[.$E$1];[.F77]*[.$F$1] )" office:value-type="float" office:value="0">
            <text:p>0</text:p>
          </table:table-cell>
          <table:table-cell table:number-columns-repeated="3"/>
          <table:table-cell table:formula="of:=SUM([.H77]*[.$H$1];[.I77]*[.$I$1] )*[.O77]" office:value-type="float" office:value="0">
            <text:p>0</text:p>
          </table:table-cell>
          <table:table-cell table:number-columns-repeated="2"/>
          <table:table-cell table:formula="of:=SUM([.K77]*[.$K$1];[.L77]*[.$L$1] )" office:value-type="float" office:value="0">
            <text:p>0</text:p>
          </table:table-cell>
          <table:table-cell table:number-columns-repeated="2"/>
          <table:table-cell table:formula="of:=[.N77]*[.$N$1]" office:value-type="float" office:value="0">
            <text:p>0</text:p>
          </table:table-cell>
          <table:table-cell/>
          <table:table-cell table:formula="of:=SUM([.P77]*[.$P$1];[.Q77]*[.$Q$1];[.R77]*[.$R$1];[.S77]*[.$S$1];[.T77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78];[.G78];[.J78];[.M78])" office:value-type="float" office:value="0">
            <text:p>0</text:p>
          </table:table-cell>
          <table:table-cell/>
          <table:table-cell table:formula="of:=SUM([.D78]*[.$D$1];[.E78]*[.$E$1];[.F78]*[.$F$1] )" office:value-type="float" office:value="0">
            <text:p>0</text:p>
          </table:table-cell>
          <table:table-cell table:number-columns-repeated="3"/>
          <table:table-cell table:formula="of:=SUM([.H78]*[.$H$1];[.I78]*[.$I$1] )*[.O78]" office:value-type="float" office:value="0">
            <text:p>0</text:p>
          </table:table-cell>
          <table:table-cell table:number-columns-repeated="2"/>
          <table:table-cell table:formula="of:=SUM([.K78]*[.$K$1];[.L78]*[.$L$1] )" office:value-type="float" office:value="0">
            <text:p>0</text:p>
          </table:table-cell>
          <table:table-cell table:number-columns-repeated="2"/>
          <table:table-cell table:formula="of:=[.N78]*[.$N$1]" office:value-type="float" office:value="0">
            <text:p>0</text:p>
          </table:table-cell>
          <table:table-cell/>
          <table:table-cell table:formula="of:=SUM([.P78]*[.$P$1];[.Q78]*[.$Q$1];[.R78]*[.$R$1];[.S78]*[.$S$1];[.T78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79];[.G79];[.J79];[.M79])" office:value-type="float" office:value="0">
            <text:p>0</text:p>
          </table:table-cell>
          <table:table-cell/>
          <table:table-cell table:formula="of:=SUM([.D79]*[.$D$1];[.E79]*[.$E$1];[.F79]*[.$F$1] )" office:value-type="float" office:value="0">
            <text:p>0</text:p>
          </table:table-cell>
          <table:table-cell table:number-columns-repeated="3"/>
          <table:table-cell table:formula="of:=SUM([.H79]*[.$H$1];[.I79]*[.$I$1] )*[.O79]" office:value-type="float" office:value="0">
            <text:p>0</text:p>
          </table:table-cell>
          <table:table-cell table:number-columns-repeated="2"/>
          <table:table-cell table:formula="of:=SUM([.K79]*[.$K$1];[.L79]*[.$L$1] )" office:value-type="float" office:value="0">
            <text:p>0</text:p>
          </table:table-cell>
          <table:table-cell table:number-columns-repeated="2"/>
          <table:table-cell table:formula="of:=[.N79]*[.$N$1]" office:value-type="float" office:value="0">
            <text:p>0</text:p>
          </table:table-cell>
          <table:table-cell/>
          <table:table-cell table:formula="of:=SUM([.P79]*[.$P$1];[.Q79]*[.$Q$1];[.R79]*[.$R$1];[.S79]*[.$S$1];[.T79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80];[.G80];[.J80];[.M80])" office:value-type="float" office:value="0">
            <text:p>0</text:p>
          </table:table-cell>
          <table:table-cell/>
          <table:table-cell table:formula="of:=SUM([.D80]*[.$D$1];[.E80]*[.$E$1];[.F80]*[.$F$1] )" office:value-type="float" office:value="0">
            <text:p>0</text:p>
          </table:table-cell>
          <table:table-cell table:number-columns-repeated="3"/>
          <table:table-cell table:formula="of:=SUM([.H80]*[.$H$1];[.I80]*[.$I$1] )*[.O80]" office:value-type="float" office:value="0">
            <text:p>0</text:p>
          </table:table-cell>
          <table:table-cell table:number-columns-repeated="2"/>
          <table:table-cell table:formula="of:=SUM([.K80]*[.$K$1];[.L80]*[.$L$1] )" office:value-type="float" office:value="0">
            <text:p>0</text:p>
          </table:table-cell>
          <table:table-cell table:number-columns-repeated="2"/>
          <table:table-cell table:formula="of:=[.N80]*[.$N$1]" office:value-type="float" office:value="0">
            <text:p>0</text:p>
          </table:table-cell>
          <table:table-cell/>
          <table:table-cell table:formula="of:=SUM([.P80]*[.$P$1];[.Q80]*[.$Q$1];[.R80]*[.$R$1];[.S80]*[.$S$1];[.T80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81];[.G81];[.J81];[.M81])" office:value-type="float" office:value="0">
            <text:p>0</text:p>
          </table:table-cell>
          <table:table-cell/>
          <table:table-cell table:formula="of:=SUM([.D81]*[.$D$1];[.E81]*[.$E$1];[.F81]*[.$F$1] )" office:value-type="float" office:value="0">
            <text:p>0</text:p>
          </table:table-cell>
          <table:table-cell table:number-columns-repeated="3"/>
          <table:table-cell table:formula="of:=SUM([.H81]*[.$H$1];[.I81]*[.$I$1] )*[.O81]" office:value-type="float" office:value="0">
            <text:p>0</text:p>
          </table:table-cell>
          <table:table-cell table:number-columns-repeated="2"/>
          <table:table-cell table:formula="of:=SUM([.K81]*[.$K$1];[.L81]*[.$L$1] )" office:value-type="float" office:value="0">
            <text:p>0</text:p>
          </table:table-cell>
          <table:table-cell table:number-columns-repeated="2"/>
          <table:table-cell table:formula="of:=[.N81]*[.$N$1]" office:value-type="float" office:value="0">
            <text:p>0</text:p>
          </table:table-cell>
          <table:table-cell/>
          <table:table-cell table:formula="of:=SUM([.P81]*[.$P$1];[.Q81]*[.$Q$1];[.R81]*[.$R$1];[.S81]*[.$S$1];[.T81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82];[.G82];[.J82];[.M82])" office:value-type="float" office:value="0">
            <text:p>0</text:p>
          </table:table-cell>
          <table:table-cell/>
          <table:table-cell table:formula="of:=SUM([.D82]*[.$D$1];[.E82]*[.$E$1];[.F82]*[.$F$1] )" office:value-type="float" office:value="0">
            <text:p>0</text:p>
          </table:table-cell>
          <table:table-cell table:number-columns-repeated="3"/>
          <table:table-cell table:formula="of:=SUM([.H82]*[.$H$1];[.I82]*[.$I$1] )*[.O82]" office:value-type="float" office:value="0">
            <text:p>0</text:p>
          </table:table-cell>
          <table:table-cell table:number-columns-repeated="2"/>
          <table:table-cell table:formula="of:=SUM([.K82]*[.$K$1];[.L82]*[.$L$1] )" office:value-type="float" office:value="0">
            <text:p>0</text:p>
          </table:table-cell>
          <table:table-cell table:number-columns-repeated="2"/>
          <table:table-cell table:formula="of:=[.N82]*[.$N$1]" office:value-type="float" office:value="0">
            <text:p>0</text:p>
          </table:table-cell>
          <table:table-cell/>
          <table:table-cell table:formula="of:=SUM([.P82]*[.$P$1];[.Q82]*[.$Q$1];[.R82]*[.$R$1];[.S82]*[.$S$1];[.T82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83];[.G83];[.J83];[.M83])" office:value-type="float" office:value="0">
            <text:p>0</text:p>
          </table:table-cell>
          <table:table-cell/>
          <table:table-cell table:formula="of:=SUM([.D83]*[.$D$1];[.E83]*[.$E$1];[.F83]*[.$F$1] )" office:value-type="float" office:value="0">
            <text:p>0</text:p>
          </table:table-cell>
          <table:table-cell table:number-columns-repeated="3"/>
          <table:table-cell table:formula="of:=SUM([.H83]*[.$H$1];[.I83]*[.$I$1] )*[.O83]" office:value-type="float" office:value="0">
            <text:p>0</text:p>
          </table:table-cell>
          <table:table-cell table:number-columns-repeated="2"/>
          <table:table-cell table:formula="of:=SUM([.K83]*[.$K$1];[.L83]*[.$L$1] )" office:value-type="float" office:value="0">
            <text:p>0</text:p>
          </table:table-cell>
          <table:table-cell table:number-columns-repeated="2"/>
          <table:table-cell table:formula="of:=[.N83]*[.$N$1]" office:value-type="float" office:value="0">
            <text:p>0</text:p>
          </table:table-cell>
          <table:table-cell/>
          <table:table-cell table:formula="of:=SUM([.P83]*[.$P$1];[.Q83]*[.$Q$1];[.R83]*[.$R$1];[.S83]*[.$S$1];[.T83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84];[.G84];[.J84];[.M84])" office:value-type="float" office:value="0">
            <text:p>0</text:p>
          </table:table-cell>
          <table:table-cell/>
          <table:table-cell table:formula="of:=SUM([.D84]*[.$D$1];[.E84]*[.$E$1];[.F84]*[.$F$1] )" office:value-type="float" office:value="0">
            <text:p>0</text:p>
          </table:table-cell>
          <table:table-cell table:number-columns-repeated="3"/>
          <table:table-cell table:formula="of:=SUM([.H84]*[.$H$1];[.I84]*[.$I$1] )*[.O84]" office:value-type="float" office:value="0">
            <text:p>0</text:p>
          </table:table-cell>
          <table:table-cell table:number-columns-repeated="2"/>
          <table:table-cell table:formula="of:=SUM([.K84]*[.$K$1];[.L84]*[.$L$1] )" office:value-type="float" office:value="0">
            <text:p>0</text:p>
          </table:table-cell>
          <table:table-cell table:number-columns-repeated="2"/>
          <table:table-cell table:formula="of:=[.N84]*[.$N$1]" office:value-type="float" office:value="0">
            <text:p>0</text:p>
          </table:table-cell>
          <table:table-cell/>
          <table:table-cell table:formula="of:=SUM([.P84]*[.$P$1];[.Q84]*[.$Q$1];[.R84]*[.$R$1];[.S84]*[.$S$1];[.T84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85];[.G85];[.J85];[.M85])" office:value-type="float" office:value="0">
            <text:p>0</text:p>
          </table:table-cell>
          <table:table-cell/>
          <table:table-cell table:formula="of:=SUM([.D85]*[.$D$1];[.E85]*[.$E$1];[.F85]*[.$F$1] )" office:value-type="float" office:value="0">
            <text:p>0</text:p>
          </table:table-cell>
          <table:table-cell table:number-columns-repeated="3"/>
          <table:table-cell table:formula="of:=SUM([.H85]*[.$H$1];[.I85]*[.$I$1] )*[.O85]" office:value-type="float" office:value="0">
            <text:p>0</text:p>
          </table:table-cell>
          <table:table-cell table:number-columns-repeated="2"/>
          <table:table-cell table:formula="of:=SUM([.K85]*[.$K$1];[.L85]*[.$L$1] )" office:value-type="float" office:value="0">
            <text:p>0</text:p>
          </table:table-cell>
          <table:table-cell table:number-columns-repeated="2"/>
          <table:table-cell table:formula="of:=[.N85]*[.$N$1]" office:value-type="float" office:value="0">
            <text:p>0</text:p>
          </table:table-cell>
          <table:table-cell/>
          <table:table-cell table:formula="of:=SUM([.P85]*[.$P$1];[.Q85]*[.$Q$1];[.R85]*[.$R$1];[.S85]*[.$S$1];[.T85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86];[.G86];[.J86];[.M86])" office:value-type="float" office:value="0">
            <text:p>0</text:p>
          </table:table-cell>
          <table:table-cell/>
          <table:table-cell table:formula="of:=SUM([.D86]*[.$D$1];[.E86]*[.$E$1];[.F86]*[.$F$1] )" office:value-type="float" office:value="0">
            <text:p>0</text:p>
          </table:table-cell>
          <table:table-cell table:number-columns-repeated="3"/>
          <table:table-cell table:formula="of:=SUM([.H86]*[.$H$1];[.I86]*[.$I$1] )*[.O86]" office:value-type="float" office:value="0">
            <text:p>0</text:p>
          </table:table-cell>
          <table:table-cell table:number-columns-repeated="2"/>
          <table:table-cell table:formula="of:=SUM([.K86]*[.$K$1];[.L86]*[.$L$1] )" office:value-type="float" office:value="0">
            <text:p>0</text:p>
          </table:table-cell>
          <table:table-cell table:number-columns-repeated="2"/>
          <table:table-cell table:formula="of:=[.N86]*[.$N$1]" office:value-type="float" office:value="0">
            <text:p>0</text:p>
          </table:table-cell>
          <table:table-cell/>
          <table:table-cell table:formula="of:=SUM([.P86]*[.$P$1];[.Q86]*[.$Q$1];[.R86]*[.$R$1];[.S86]*[.$S$1];[.T86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87];[.G87];[.J87];[.M87])" office:value-type="float" office:value="0">
            <text:p>0</text:p>
          </table:table-cell>
          <table:table-cell/>
          <table:table-cell table:formula="of:=SUM([.D87]*[.$D$1];[.E87]*[.$E$1];[.F87]*[.$F$1] )" office:value-type="float" office:value="0">
            <text:p>0</text:p>
          </table:table-cell>
          <table:table-cell table:number-columns-repeated="3"/>
          <table:table-cell table:formula="of:=SUM([.H87]*[.$H$1];[.I87]*[.$I$1] )*[.O87]" office:value-type="float" office:value="0">
            <text:p>0</text:p>
          </table:table-cell>
          <table:table-cell table:number-columns-repeated="2"/>
          <table:table-cell table:formula="of:=SUM([.K87]*[.$K$1];[.L87]*[.$L$1] )" office:value-type="float" office:value="0">
            <text:p>0</text:p>
          </table:table-cell>
          <table:table-cell table:number-columns-repeated="2"/>
          <table:table-cell table:formula="of:=[.N87]*[.$N$1]" office:value-type="float" office:value="0">
            <text:p>0</text:p>
          </table:table-cell>
          <table:table-cell/>
          <table:table-cell table:formula="of:=SUM([.P87]*[.$P$1];[.Q87]*[.$Q$1];[.R87]*[.$R$1];[.S87]*[.$S$1];[.T87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88];[.G88];[.J88];[.M88])" office:value-type="float" office:value="0">
            <text:p>0</text:p>
          </table:table-cell>
          <table:table-cell/>
          <table:table-cell table:formula="of:=SUM([.D88]*[.$D$1];[.E88]*[.$E$1];[.F88]*[.$F$1] )" office:value-type="float" office:value="0">
            <text:p>0</text:p>
          </table:table-cell>
          <table:table-cell table:number-columns-repeated="3"/>
          <table:table-cell table:formula="of:=SUM([.H88]*[.$H$1];[.I88]*[.$I$1] )*[.O88]" office:value-type="float" office:value="0">
            <text:p>0</text:p>
          </table:table-cell>
          <table:table-cell table:number-columns-repeated="2"/>
          <table:table-cell table:formula="of:=SUM([.K88]*[.$K$1];[.L88]*[.$L$1] )" office:value-type="float" office:value="0">
            <text:p>0</text:p>
          </table:table-cell>
          <table:table-cell table:number-columns-repeated="2"/>
          <table:table-cell table:formula="of:=[.N88]*[.$N$1]" office:value-type="float" office:value="0">
            <text:p>0</text:p>
          </table:table-cell>
          <table:table-cell/>
          <table:table-cell table:formula="of:=SUM([.P88]*[.$P$1];[.Q88]*[.$Q$1];[.R88]*[.$R$1];[.S88]*[.$S$1];[.T88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89];[.G89];[.J89];[.M89])" office:value-type="float" office:value="0">
            <text:p>0</text:p>
          </table:table-cell>
          <table:table-cell/>
          <table:table-cell table:formula="of:=SUM([.D89]*[.$D$1];[.E89]*[.$E$1];[.F89]*[.$F$1] )" office:value-type="float" office:value="0">
            <text:p>0</text:p>
          </table:table-cell>
          <table:table-cell table:number-columns-repeated="3"/>
          <table:table-cell table:formula="of:=SUM([.H89]*[.$H$1];[.I89]*[.$I$1] )*[.O89]" office:value-type="float" office:value="0">
            <text:p>0</text:p>
          </table:table-cell>
          <table:table-cell table:number-columns-repeated="2"/>
          <table:table-cell table:formula="of:=SUM([.K89]*[.$K$1];[.L89]*[.$L$1] )" office:value-type="float" office:value="0">
            <text:p>0</text:p>
          </table:table-cell>
          <table:table-cell table:number-columns-repeated="2"/>
          <table:table-cell table:formula="of:=[.N89]*[.$N$1]" office:value-type="float" office:value="0">
            <text:p>0</text:p>
          </table:table-cell>
          <table:table-cell/>
          <table:table-cell table:formula="of:=SUM([.P89]*[.$P$1];[.Q89]*[.$Q$1];[.R89]*[.$R$1];[.S89]*[.$S$1];[.T89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90];[.G90];[.J90];[.M90])" office:value-type="float" office:value="0">
            <text:p>0</text:p>
          </table:table-cell>
          <table:table-cell/>
          <table:table-cell table:formula="of:=SUM([.D90]*[.$D$1];[.E90]*[.$E$1];[.F90]*[.$F$1] )" office:value-type="float" office:value="0">
            <text:p>0</text:p>
          </table:table-cell>
          <table:table-cell table:number-columns-repeated="3"/>
          <table:table-cell table:formula="of:=SUM([.H90]*[.$H$1];[.I90]*[.$I$1] )*[.O90]" office:value-type="float" office:value="0">
            <text:p>0</text:p>
          </table:table-cell>
          <table:table-cell table:number-columns-repeated="2"/>
          <table:table-cell table:formula="of:=SUM([.K90]*[.$K$1];[.L90]*[.$L$1] )" office:value-type="float" office:value="0">
            <text:p>0</text:p>
          </table:table-cell>
          <table:table-cell table:number-columns-repeated="2"/>
          <table:table-cell table:formula="of:=[.N90]*[.$N$1]" office:value-type="float" office:value="0">
            <text:p>0</text:p>
          </table:table-cell>
          <table:table-cell/>
          <table:table-cell table:formula="of:=SUM([.P90]*[.$P$1];[.Q90]*[.$Q$1];[.R90]*[.$R$1];[.S90]*[.$S$1];[.T90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91];[.G91];[.J91];[.M91])" office:value-type="float" office:value="0">
            <text:p>0</text:p>
          </table:table-cell>
          <table:table-cell/>
          <table:table-cell table:formula="of:=SUM([.D91]*[.$D$1];[.E91]*[.$E$1];[.F91]*[.$F$1] )" office:value-type="float" office:value="0">
            <text:p>0</text:p>
          </table:table-cell>
          <table:table-cell table:number-columns-repeated="3"/>
          <table:table-cell table:formula="of:=SUM([.H91]*[.$H$1];[.I91]*[.$I$1] )*[.O91]" office:value-type="float" office:value="0">
            <text:p>0</text:p>
          </table:table-cell>
          <table:table-cell table:number-columns-repeated="2"/>
          <table:table-cell table:formula="of:=SUM([.K91]*[.$K$1];[.L91]*[.$L$1] )" office:value-type="float" office:value="0">
            <text:p>0</text:p>
          </table:table-cell>
          <table:table-cell table:number-columns-repeated="2"/>
          <table:table-cell table:formula="of:=[.N91]*[.$N$1]" office:value-type="float" office:value="0">
            <text:p>0</text:p>
          </table:table-cell>
          <table:table-cell/>
          <table:table-cell table:formula="of:=SUM([.P91]*[.$P$1];[.Q91]*[.$Q$1];[.R91]*[.$R$1];[.S91]*[.$S$1];[.T91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92];[.G92];[.J92];[.M92])" office:value-type="float" office:value="0">
            <text:p>0</text:p>
          </table:table-cell>
          <table:table-cell/>
          <table:table-cell table:formula="of:=SUM([.D92]*[.$D$1];[.E92]*[.$E$1];[.F92]*[.$F$1] )" office:value-type="float" office:value="0">
            <text:p>0</text:p>
          </table:table-cell>
          <table:table-cell table:number-columns-repeated="3"/>
          <table:table-cell table:formula="of:=SUM([.H92]*[.$H$1];[.I92]*[.$I$1] )*[.O92]" office:value-type="float" office:value="0">
            <text:p>0</text:p>
          </table:table-cell>
          <table:table-cell table:number-columns-repeated="2"/>
          <table:table-cell table:formula="of:=SUM([.K92]*[.$K$1];[.L92]*[.$L$1] )" office:value-type="float" office:value="0">
            <text:p>0</text:p>
          </table:table-cell>
          <table:table-cell table:number-columns-repeated="2"/>
          <table:table-cell table:formula="of:=[.N92]*[.$N$1]" office:value-type="float" office:value="0">
            <text:p>0</text:p>
          </table:table-cell>
          <table:table-cell/>
          <table:table-cell table:formula="of:=SUM([.P92]*[.$P$1];[.Q92]*[.$Q$1];[.R92]*[.$R$1];[.S92]*[.$S$1];[.T92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93];[.G93];[.J93];[.M93])" office:value-type="float" office:value="0">
            <text:p>0</text:p>
          </table:table-cell>
          <table:table-cell/>
          <table:table-cell table:formula="of:=SUM([.D93]*[.$D$1];[.E93]*[.$E$1];[.F93]*[.$F$1] )" office:value-type="float" office:value="0">
            <text:p>0</text:p>
          </table:table-cell>
          <table:table-cell table:number-columns-repeated="3"/>
          <table:table-cell table:formula="of:=SUM([.H93]*[.$H$1];[.I93]*[.$I$1] )*[.O93]" office:value-type="float" office:value="0">
            <text:p>0</text:p>
          </table:table-cell>
          <table:table-cell table:number-columns-repeated="2"/>
          <table:table-cell table:formula="of:=SUM([.K93]*[.$K$1];[.L93]*[.$L$1] )" office:value-type="float" office:value="0">
            <text:p>0</text:p>
          </table:table-cell>
          <table:table-cell table:number-columns-repeated="2"/>
          <table:table-cell table:formula="of:=[.N93]*[.$N$1]" office:value-type="float" office:value="0">
            <text:p>0</text:p>
          </table:table-cell>
          <table:table-cell/>
          <table:table-cell table:formula="of:=SUM([.P93]*[.$P$1];[.Q93]*[.$Q$1];[.R93]*[.$R$1];[.S93]*[.$S$1];[.T93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94];[.G94];[.J94];[.M94])" office:value-type="float" office:value="0">
            <text:p>0</text:p>
          </table:table-cell>
          <table:table-cell/>
          <table:table-cell table:formula="of:=SUM([.D94]*[.$D$1];[.E94]*[.$E$1];[.F94]*[.$F$1] )" office:value-type="float" office:value="0">
            <text:p>0</text:p>
          </table:table-cell>
          <table:table-cell table:number-columns-repeated="3"/>
          <table:table-cell table:formula="of:=SUM([.H94]*[.$H$1];[.I94]*[.$I$1] )*[.O94]" office:value-type="float" office:value="0">
            <text:p>0</text:p>
          </table:table-cell>
          <table:table-cell table:number-columns-repeated="2"/>
          <table:table-cell table:formula="of:=SUM([.K94]*[.$K$1];[.L94]*[.$L$1] )" office:value-type="float" office:value="0">
            <text:p>0</text:p>
          </table:table-cell>
          <table:table-cell table:number-columns-repeated="2"/>
          <table:table-cell table:formula="of:=[.N94]*[.$N$1]" office:value-type="float" office:value="0">
            <text:p>0</text:p>
          </table:table-cell>
          <table:table-cell/>
          <table:table-cell table:formula="of:=SUM([.P94]*[.$P$1];[.Q94]*[.$Q$1];[.R94]*[.$R$1];[.S94]*[.$S$1];[.T94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95];[.G95];[.J95];[.M95])" office:value-type="float" office:value="0">
            <text:p>0</text:p>
          </table:table-cell>
          <table:table-cell/>
          <table:table-cell table:formula="of:=SUM([.D95]*[.$D$1];[.E95]*[.$E$1];[.F95]*[.$F$1] )" office:value-type="float" office:value="0">
            <text:p>0</text:p>
          </table:table-cell>
          <table:table-cell table:number-columns-repeated="3"/>
          <table:table-cell table:formula="of:=SUM([.H95]*[.$H$1];[.I95]*[.$I$1] )*[.O95]" office:value-type="float" office:value="0">
            <text:p>0</text:p>
          </table:table-cell>
          <table:table-cell table:number-columns-repeated="2"/>
          <table:table-cell table:formula="of:=SUM([.K95]*[.$K$1];[.L95]*[.$L$1] )" office:value-type="float" office:value="0">
            <text:p>0</text:p>
          </table:table-cell>
          <table:table-cell table:number-columns-repeated="2"/>
          <table:table-cell table:formula="of:=[.N95]*[.$N$1]" office:value-type="float" office:value="0">
            <text:p>0</text:p>
          </table:table-cell>
          <table:table-cell/>
          <table:table-cell table:formula="of:=SUM([.P95]*[.$P$1];[.Q95]*[.$Q$1];[.R95]*[.$R$1];[.S95]*[.$S$1];[.T95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96];[.G96];[.J96];[.M96])" office:value-type="float" office:value="0">
            <text:p>0</text:p>
          </table:table-cell>
          <table:table-cell/>
          <table:table-cell table:formula="of:=SUM([.D96]*[.$D$1];[.E96]*[.$E$1];[.F96]*[.$F$1] )" office:value-type="float" office:value="0">
            <text:p>0</text:p>
          </table:table-cell>
          <table:table-cell table:number-columns-repeated="3"/>
          <table:table-cell table:formula="of:=SUM([.H96]*[.$H$1];[.I96]*[.$I$1] )*[.O96]" office:value-type="float" office:value="0">
            <text:p>0</text:p>
          </table:table-cell>
          <table:table-cell table:number-columns-repeated="2"/>
          <table:table-cell table:formula="of:=SUM([.K96]*[.$K$1];[.L96]*[.$L$1] )" office:value-type="float" office:value="0">
            <text:p>0</text:p>
          </table:table-cell>
          <table:table-cell table:number-columns-repeated="2"/>
          <table:table-cell table:formula="of:=[.N96]*[.$N$1]" office:value-type="float" office:value="0">
            <text:p>0</text:p>
          </table:table-cell>
          <table:table-cell/>
          <table:table-cell table:formula="of:=SUM([.P96]*[.$P$1];[.Q96]*[.$Q$1];[.R96]*[.$R$1];[.S96]*[.$S$1];[.T96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97];[.G97];[.J97];[.M97])" office:value-type="float" office:value="0">
            <text:p>0</text:p>
          </table:table-cell>
          <table:table-cell/>
          <table:table-cell table:formula="of:=SUM([.D97]*[.$D$1];[.E97]*[.$E$1];[.F97]*[.$F$1] )" office:value-type="float" office:value="0">
            <text:p>0</text:p>
          </table:table-cell>
          <table:table-cell table:number-columns-repeated="3"/>
          <table:table-cell table:formula="of:=SUM([.H97]*[.$H$1];[.I97]*[.$I$1] )*[.O97]" office:value-type="float" office:value="0">
            <text:p>0</text:p>
          </table:table-cell>
          <table:table-cell table:number-columns-repeated="2"/>
          <table:table-cell table:formula="of:=SUM([.K97]*[.$K$1];[.L97]*[.$L$1] )" office:value-type="float" office:value="0">
            <text:p>0</text:p>
          </table:table-cell>
          <table:table-cell table:number-columns-repeated="2"/>
          <table:table-cell table:formula="of:=[.N97]*[.$N$1]" office:value-type="float" office:value="0">
            <text:p>0</text:p>
          </table:table-cell>
          <table:table-cell/>
          <table:table-cell table:formula="of:=SUM([.P97]*[.$P$1];[.Q97]*[.$Q$1];[.R97]*[.$R$1];[.S97]*[.$S$1];[.T97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98];[.G98];[.J98];[.M98])" office:value-type="float" office:value="0">
            <text:p>0</text:p>
          </table:table-cell>
          <table:table-cell/>
          <table:table-cell table:formula="of:=SUM([.D98]*[.$D$1];[.E98]*[.$E$1];[.F98]*[.$F$1] )" office:value-type="float" office:value="0">
            <text:p>0</text:p>
          </table:table-cell>
          <table:table-cell table:number-columns-repeated="3"/>
          <table:table-cell table:formula="of:=SUM([.H98]*[.$H$1];[.I98]*[.$I$1] )*[.O98]" office:value-type="float" office:value="0">
            <text:p>0</text:p>
          </table:table-cell>
          <table:table-cell table:number-columns-repeated="2"/>
          <table:table-cell table:formula="of:=SUM([.K98]*[.$K$1];[.L98]*[.$L$1] )" office:value-type="float" office:value="0">
            <text:p>0</text:p>
          </table:table-cell>
          <table:table-cell table:number-columns-repeated="2"/>
          <table:table-cell table:formula="of:=[.N98]*[.$N$1]" office:value-type="float" office:value="0">
            <text:p>0</text:p>
          </table:table-cell>
          <table:table-cell/>
          <table:table-cell table:formula="of:=SUM([.P98]*[.$P$1];[.Q98]*[.$Q$1];[.R98]*[.$R$1];[.S98]*[.$S$1];[.T98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99];[.G99];[.J99];[.M99])" office:value-type="float" office:value="0">
            <text:p>0</text:p>
          </table:table-cell>
          <table:table-cell/>
          <table:table-cell table:formula="of:=SUM([.D99]*[.$D$1];[.E99]*[.$E$1];[.F99]*[.$F$1] )" office:value-type="float" office:value="0">
            <text:p>0</text:p>
          </table:table-cell>
          <table:table-cell table:number-columns-repeated="3"/>
          <table:table-cell table:formula="of:=SUM([.H99]*[.$H$1];[.I99]*[.$I$1] )*[.O99]" office:value-type="float" office:value="0">
            <text:p>0</text:p>
          </table:table-cell>
          <table:table-cell table:number-columns-repeated="2"/>
          <table:table-cell table:formula="of:=SUM([.K99]*[.$K$1];[.L99]*[.$L$1] )" office:value-type="float" office:value="0">
            <text:p>0</text:p>
          </table:table-cell>
          <table:table-cell table:number-columns-repeated="2"/>
          <table:table-cell table:formula="of:=[.N99]*[.$N$1]" office:value-type="float" office:value="0">
            <text:p>0</text:p>
          </table:table-cell>
          <table:table-cell/>
          <table:table-cell table:formula="of:=SUM([.P99]*[.$P$1];[.Q99]*[.$Q$1];[.R99]*[.$R$1];[.S99]*[.$S$1];[.T99]*[.$T$1] )/24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SUM([.C100];[.G100];[.J100];[.M100])" office:value-type="float" office:value="0">
            <text:p>0</text:p>
          </table:table-cell>
          <table:table-cell/>
          <table:table-cell table:formula="of:=SUM([.D100]*[.$D$1];[.E100]*[.$E$1];[.F100]*[.$F$1] )" office:value-type="float" office:value="0">
            <text:p>0</text:p>
          </table:table-cell>
          <table:table-cell table:number-columns-repeated="3"/>
          <table:table-cell table:formula="of:=SUM([.H100]*[.$H$1];[.I100]*[.$I$1] )*[.O100]" office:value-type="float" office:value="0">
            <text:p>0</text:p>
          </table:table-cell>
          <table:table-cell table:number-columns-repeated="2"/>
          <table:table-cell table:formula="of:=SUM([.K100]*[.$K$1];[.L100]*[.$L$1] )" office:value-type="float" office:value="0">
            <text:p>0</text:p>
          </table:table-cell>
          <table:table-cell table:number-columns-repeated="2"/>
          <table:table-cell table:formula="of:=[.N100]*[.$N$1]" office:value-type="float" office:value="0">
            <text:p>0</text:p>
          </table:table-cell>
          <table:table-cell/>
          <table:table-cell table:formula="of:=SUM([.P100]*[.$P$1];[.Q100]*[.$Q$1];[.R100]*[.$R$1];[.S100]*[.$S$1];[.T100]*[.$T$1] )/240" office:value-type="float" office:value="0">
            <text:p>0</text:p>
          </table:table-cell>
          <table:table-cell table:number-columns-repeated="5"/>
        </table:table-row>
        <table:table-row table:style-name="ro1" table:number-rows-repeated="1048475">
          <table:table-cell table:number-columns-repeated="20"/>
        </table:table-row>
        <table:table-row table:style-name="ro1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3">03/04/2014</text:date>, <text:time>00:0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oit </meta:initial-creator>
    <meta:creation-date>2014-04-02T20:08:16.104144026</meta:creation-date>
    <dc:date>2014-04-03T00:00:09</dc:date>
    <meta:editing-duration>PT2H25M44S</meta:editing-duration>
    <meta:editing-cycles>3</meta:editing-cycles>
    <meta:generator>LibreOffice/3.4$Linux LibreOffice_project/340m1$Build-402</meta:generator>
    <meta:document-statistic meta:table-count="1" meta:cell-count="1889" meta:object-count="0"/>
  </office:meta>
</office:document-meta>
</file>